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3"/>
    <style:style style:name="ce3" style:family="table-cell" style:parent-style-name="Default" style:data-style-name="N1"/>
    <style:style style:name="ce4" style:family="table-cell" style:parent-style-name="Default" style:data-style-name="N126"/>
    <style:style style:name="ce5" style:family="table-cell" style:parent-style-name="Default" style:data-style-name="N4"/>
    <style:style style:name="ce6" style:family="table-cell" style:parent-style-name="Default" style:data-style-name="N122"/>
    <style:style style:name="ce7" style:family="table-cell" style:parent-style-name="Default" style:data-style-name="N121"/>
    <style:style style:name="ce8" style:family="table-cell" style:parent-style-name="Default" style:data-style-name="N124"/>
    <style:style style:name="ce9" style:family="table-cell" style:parent-style-name="Default" style:data-style-name="N13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is alt</text:p>
          </table:table-cell>
          <table:table-cell office:value-type="string" calcext:value-type="string">
            <text:p>My alt</text:p>
          </table:table-cell>
          <table:table-cell office:value-type="string" calcext:value-type="string">
            <text:p>alt off by</text:p>
          </table:table-cell>
          <table:table-cell office:value-type="string" calcext:value-type="string">
            <text:p>his Vv</text:p>
          </table:table-cell>
          <table:table-cell office:value-type="string" calcext:value-type="string">
            <text:p>my Vv</text:p>
          </table:table-cell>
          <table:table-cell office:value-type="string" calcext:value-type="string">
            <text:p>Vv off by</text:p>
          </table:table-cell>
          <table:table-cell office:value-type="string" calcext:value-type="string">
            <text:p>his Vv inc</text:p>
          </table:table-cell>
          <table:table-cell office:value-type="string" calcext:value-type="string">
            <text:p>my Vv inc</text:p>
          </table:table-cell>
          <table:table-cell office:value-type="string" calcext:value-type="string">
            <text:p>Vv_inc off by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His Thrust</text:p>
          </table:table-cell>
          <table:table-cell office:value-type="string" calcext:value-type="string">
            <text:p>My Thrust</text:p>
          </table:table-cell>
          <table:table-cell office:value-type="string" calcext:value-type="string">
            <text:p>thrust off by</text:p>
          </table:table-cell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office:value-type="string" calcext:value-type="string">
            <text:p>WT off by</text:p>
          </table:table-cell>
          <table:table-cell office:value-type="string" calcext:value-type="string">
            <text:p>His Av</text:p>
          </table:table-cell>
          <table:table-cell office:value-type="string" calcext:value-type="string">
            <text:p>My Av</text:p>
          </table:table-cell>
          <table:table-cell office:value-type="string" calcext:value-type="string">
            <text:p>Off by %</text:p>
          </table:table-cell>
          <table:table-cell office:value-type="string" calcext:value-type="string">
            <text:p>His big G</text:p>
          </table:table-cell>
          <table:table-cell office:value-type="string" calcext:value-type="string">
            <text:p>My big G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</text:p>
          </table:table-cell>
          <table:table-cell office:value-type="string" calcext:value-type="string">
            <text:p>My V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 adj</text:p>
          </table:table-cell>
          <table:table-cell office:value-type="string" calcext:value-type="string">
            <text:p>My Vh adj</text:p>
          </table:table-cell>
          <table:table-cell office:value-type="string" calcext:value-type="string">
            <text:p>off by adj</text:p>
          </table:table-cell>
          <table:table-cell office:value-type="string" calcext:value-type="string">
            <text:p>His A</text:p>
          </table:table-cell>
          <table:table-cell office:value-type="string" calcext:value-type="string">
            <text:p>My A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h</text:p>
          </table:table-cell>
          <table:table-cell office:value-type="string" calcext:value-type="string">
            <text:p>My A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predicted</text:p>
          </table:table-cell>
          <table:table-cell office:value-type="string" calcext:value-type="string">
            <text:p>His ADC</text:p>
          </table:table-cell>
          <table:table-cell office:value-type="string" calcext:value-type="string">
            <text:p>My ADC</text:p>
          </table:table-cell>
          <table:table-cell office:value-type="string" calcext:value-type="string">
            <text:p>off by</text:p>
          </table:table-cell>
          <table:table-cell/>
          <table:table-cell office:value-type="string" calcext:value-type="string">
            <text:p>His ADC actua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Sheet1.B2]-[Sheet1.C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Sheet1.E2]-[Sheet1.F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000%</text:p>
          </table:table-cell>
          <table:table-cell office:value-type="float" office:value="0.56" calcext:value-type="float">
            <text:p>0.56</text:p>
          </table:table-cell>
          <table:table-cell office:value-type="float" office:value="32156226.6" calcext:value-type="float">
            <text:p>32156226.6</text:p>
          </table:table-cell>
          <table:table-cell office:value-type="float" office:value="32156227.2547" calcext:value-type="float">
            <text:p>32156227.2547</text:p>
          </table:table-cell>
          <table:table-cell table:style-name="ce4" table:formula="of:=([Sheet1.M2]-[Sheet1.L2])/[Sheet1.L2]" office:value-type="percentage" office:value="0.0000000203599759381926" calcext:value-type="percentage">
            <text:p>0.00000204%</text:p>
          </table:table-cell>
          <table:table-cell office:value-type="float" office:value="22191271.27" calcext:value-type="float">
            <text:p>22,191,271.27</text:p>
          </table:table-cell>
          <table:table-cell table:style-name="Default" office:value-type="float" office:value="22191271.27" calcext:value-type="float">
            <text:p>22191271.27</text:p>
          </table:table-cell>
          <table:table-cell table:style-name="ce2" table:formula="of:=([Sheet1.P2]-[Sheet1.O2])/[Sheet1.O2]" office:value-type="percentage" office:value="0" calcext:value-type="percentage">
            <text:p>0.00000%</text:p>
          </table:table-cell>
          <table:table-cell office:value-type="float" office:value="0.36345" calcext:value-type="float">
            <text:p>0.36345</text:p>
          </table:table-cell>
          <table:table-cell office:value-type="float" office:value="0.363453" calcext:value-type="float">
            <text:p>0.363453</text:p>
          </table:table-cell>
          <table:table-cell table:style-name="ce6" table:formula="of:=([Sheet1.S2]-[Sheet1.R2])/[Sheet1.R2]" office:value-type="percentage" office:value="0.00000825423029280433" calcext:value-type="percentage">
            <text:p>0.0008%</text:p>
          </table:table-cell>
          <table:table-cell office:value-type="float" office:value="0.997336398" calcext:value-type="float">
            <text:p>0.997336398</text:p>
          </table:table-cell>
          <table:table-cell office:value-type="float" office:value="0.9973364" calcext:value-type="float">
            <text:p>0.9973364</text:p>
          </table:table-cell>
          <table:table-cell table:style-name="ce8" table:formula="of:=([Sheet1.V2]-[Sheet1.U2])/[Sheet1.U2]" office:value-type="percentage" office:value="0.00000000200534137473256" calcext:value-type="percentage">
            <text:p>0.000000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8" table:formula="of:=([Sheet1.Y2]-[Sheet1.X2])/[Sheet1.X2]" office:value-type="percentage" office:value="0" calcext:value-type="percentage">
            <text:p>0.000000%</text:p>
          </table:table-cell>
          <table:table-cell table:style-name="ce5" table:formula="of:=[.X2]-912.67" office:value-type="float" office:value="0" calcext:value-type="float">
            <text:p>0.00</text:p>
          </table:table-cell>
          <table:table-cell table:style-name="ce5" table:formula="of:=[.Y2]-912.67" office:value-type="float" office:value="0" calcext:value-type="float">
            <text:p>0.00</text:p>
          </table:table-cell>
          <table:table-cell table:style-name="ce8" table:formula="of:=([Sheet1.AB2]-[Sheet1.AA2])/[Sheet1.AA2]" office:value-type="string" office:string-value="" calcext:value-type="error">
            <text:p>#DIV/0!</text:p>
          </table:table-cell>
          <table:table-cell table:number-columns-repeated="2" office:value-type="float" office:value="1.360789" calcext:value-type="float">
            <text:p>1.360789</text:p>
          </table:table-cell>
          <table:table-cell table:style-name="ce8" table:formula="of:=([Sheet1.AE2]-[Sheet1.AD2])/[Sheet1.AD2]" office:value-type="percentage" office:value="0" calcext:value-type="percentage">
            <text:p>0.000000%</text:p>
          </table:table-cell>
          <table:table-cell table:number-columns-repeated="2"/>
          <table:table-cell table:style-name="ce8" table:formula="of:=([Sheet1.AH2]-[Sheet1.AG2])/[Sheet1.AG2]" office:value-type="string" office:string-value="" calcext:value-type="error">
            <text:p>#DIV/0!</text:p>
          </table:table-cell>
          <table:table-cell table:number-columns-repeated="5"/>
          <table:table-cell office:value-type="float" office:value="0.00012" calcext:value-type="float">
            <text:p>0.0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6.6" calcext:value-type="float">
            <text:p>36.6</text:p>
          </table:table-cell>
          <table:table-cell table:formula="of:=[Sheet1.B3]-[Sheet1.C3]" office:value-type="float" office:value="0" calcext:value-type="float">
            <text:p>0</text:p>
          </table:table-cell>
          <table:table-cell office:value-type="float" office:value="13.22958397" calcext:value-type="float">
            <text:p>13.22958397</text:p>
          </table:table-cell>
          <table:table-cell office:value-type="float" office:value="13.229125" calcext:value-type="float">
            <text:p>13.229125</text:p>
          </table:table-cell>
          <table:table-cell table:style-name="ce1" table:formula="of:=([Sheet1.F3]-[Sheet1.E3])/[Sheet1.E3]" office:value-type="percentage" office:value="-0.0000346927009225061" calcext:value-type="percentage">
            <text:p>0.00%</text:p>
          </table:table-cell>
          <table:table-cell office:value-type="float" office:value="13.2895" calcext:value-type="float">
            <text:p>13.2895</text:p>
          </table:table-cell>
          <table:table-cell office:value-type="float" office:value="13.23" calcext:value-type="float">
            <text:p>13.23</text:p>
          </table:table-cell>
          <table:table-cell table:style-name="ce2" table:formula="of:=([Sheet1.I3]-[Sheet1.H3])/[Sheet1.H3]" office:value-type="percentage" office:value="-0.00447721885699235" calcext:value-type="percentage">
            <text:p>-0.44772%</text:p>
          </table:table-cell>
          <table:table-cell office:value-type="float" office:value="0.71" calcext:value-type="float">
            <text:p>0.71</text:p>
          </table:table-cell>
          <table:table-cell office:value-type="float" office:value="34115345.326" calcext:value-type="float">
            <text:p>34115345.326</text:p>
          </table:table-cell>
          <table:table-cell office:value-type="float" office:value="34115345.8599" calcext:value-type="float">
            <text:p>34115345.8599</text:p>
          </table:table-cell>
          <table:table-cell table:style-name="ce4" table:formula="of:=([Sheet1.M3]-[Sheet1.L3])/[Sheet1.L3]" office:value-type="percentage" office:value="0.0000000156498489185181" calcext:value-type="percentage">
            <text:p>0.00000156%</text:p>
          </table:table-cell>
          <table:table-cell office:value-type="float" office:value="22079560.5" calcext:value-type="float">
            <text:p>22,079,560.50</text:p>
          </table:table-cell>
          <table:table-cell table:style-name="Default" office:value-type="float" office:value="22079560.57" calcext:value-type="float">
            <text:p>22079560.57</text:p>
          </table:table-cell>
          <table:table-cell table:style-name="ce2" table:formula="of:=([Sheet1.P3]-[Sheet1.O3])/[Sheet1.O3]" office:value-type="percentage" office:value="0.00000000317035297410124" calcext:value-type="percentage">
            <text:p>0.00000%</text:p>
          </table:table-cell>
          <table:table-cell office:value-type="float" office:value="0.45892" calcext:value-type="float">
            <text:p>0.45892</text:p>
          </table:table-cell>
          <table:table-cell office:value-type="float" office:value="0.456231" calcext:value-type="float">
            <text:p>0.456231</text:p>
          </table:table-cell>
          <table:table-cell table:style-name="ce6" table:formula="of:=([Sheet1.S3]-[Sheet1.R3])/[Sheet1.R3]" office:value-type="percentage" office:value="-0.00585940904732862" calcext:value-type="percentage">
            <text:p>-0.5859%</text:p>
          </table:table-cell>
          <table:table-cell office:value-type="float" office:value="0.99733639" calcext:value-type="float">
            <text:p>0.99733639</text:p>
          </table:table-cell>
          <table:table-cell office:value-type="float" office:value="0.9973364" calcext:value-type="float">
            <text:p>0.9973364</text:p>
          </table:table-cell>
          <table:table-cell table:style-name="ce8" table:formula="of:=([Sheet1.V3]-[Sheet1.U3])/[Sheet1.U3]" office:value-type="percentage" office:value="0.0000000100267071767283" calcext:value-type="percentage">
            <text:p>0.000001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8" table:formula="of:=([Sheet1.Y3]-[Sheet1.X3])/[Sheet1.X3]" office:value-type="percentage" office:value="0" calcext:value-type="percentage">
            <text:p>0.000000%</text:p>
          </table:table-cell>
          <table:table-cell table:style-name="ce5" table:formula="of:=[.X3]-912.67" office:value-type="float" office:value="0" calcext:value-type="float">
            <text:p>0.00</text:p>
          </table:table-cell>
          <table:table-cell table:style-name="ce5" table:formula="of:=[.Y3]-912.67" office:value-type="float" office:value="0" calcext:value-type="float">
            <text:p>0.00</text:p>
          </table:table-cell>
          <table:table-cell table:style-name="ce8" table:formula="of:=([Sheet1.AB3]-[Sheet1.AA3])/[Sheet1.AA3]" office:value-type="string" office:string-value="" calcext:value-type="error">
            <text:p>#DIV/0!</text:p>
          </table:table-cell>
          <table:table-cell table:number-columns-repeated="2" office:value-type="float" office:value="1.45638" calcext:value-type="float">
            <text:p>1.45638</text:p>
          </table:table-cell>
          <table:table-cell table:style-name="ce8" table:formula="of:=([Sheet1.AE3]-[Sheet1.AD3])/[Sheet1.AD3]" office:value-type="percentage" office:value="0" calcext:value-type="percentage">
            <text:p>0.000000%</text:p>
          </table:table-cell>
          <table:table-cell table:number-columns-repeated="2"/>
          <table:table-cell table:style-name="ce8" table:formula="of:=([Sheet1.AH3]-[Sheet1.AG3])/[Sheet1.AG3]" office:value-type="string" office:string-value="" calcext:value-type="error">
            <text:p>#DIV/0!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4861" calcext:value-type="float">
            <text:p>0.00014861</text:p>
          </table:table-cell>
          <table:table-cell office:value-type="float" office:value="0.000148896" calcext:value-type="float">
            <text:p>0.000148896</text:p>
          </table:table-cell>
          <table:table-cell table:style-name="ce8" table:formula="of:=([Sheet1.AL3]-[Sheet1.AK3])/[Sheet1.AK3]" office:value-type="percentage" office:value="0.00192450037009625" calcext:value-type="percentage">
            <text:p>0.192450%</text:p>
          </table:table-cell>
          <table:table-cell table:style-name="ce8"/>
          <table:table-cell office:value-type="float" office:value="0.000888861" calcext:value-type="float">
            <text:p>0.00088886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Sheet1.B4]-[Sheet1.C4]" office:value-type="float" office:value="0" calcext:value-type="float">
            <text:p>0</text:p>
          </table:table-cell>
          <table:table-cell office:value-type="float" office:value="29.54363269" calcext:value-type="float">
            <text:p>29.54363269</text:p>
          </table:table-cell>
          <table:table-cell office:value-type="float" office:value="29.545081" calcext:value-type="float">
            <text:p>29.545081</text:p>
          </table:table-cell>
          <table:table-cell table:style-name="ce1" table:formula="of:=([Sheet1.F4]-[Sheet1.E4])/[Sheet1.E4]" office:value-type="percentage" office:value="0.0000490227459567253" calcext:value-type="percentage">
            <text:p>0.00%</text:p>
          </table:table-cell>
          <table:table-cell office:value-type="float" office:value="16.3" calcext:value-type="float">
            <text:p>16.3</text:p>
          </table:table-cell>
          <table:table-cell office:value-type="float" office:value="16.32" calcext:value-type="float">
            <text:p>16.32</text:p>
          </table:table-cell>
          <table:table-cell table:style-name="ce2" table:formula="of:=([Sheet1.I4]-[Sheet1.H4])/[Sheet1.H4]" office:value-type="percentage" office:value="0.00122699386503065" calcext:value-type="percentage">
            <text:p>0.12270%</text:p>
          </table:table-cell>
          <table:table-cell office:value-type="float" office:value="0.86" calcext:value-type="float">
            <text:p>0.86</text:p>
          </table:table-cell>
          <table:table-cell office:value-type="float" office:value="35945238.6526" calcext:value-type="float">
            <text:p>35945238.6526</text:p>
          </table:table-cell>
          <table:table-cell office:value-type="float" office:value="35945239.0972" calcext:value-type="float">
            <text:p>35945239.0972</text:p>
          </table:table-cell>
          <table:table-cell table:style-name="ce4" table:formula="of:=([Sheet1.M4]-[Sheet1.L4])/[Sheet1.L4]" office:value-type="percentage" office:value="0.0000000123688148317624" calcext:value-type="percentage">
            <text:p>0.00000124%</text:p>
          </table:table-cell>
          <table:table-cell office:value-type="float" office:value="21961527.39" calcext:value-type="float">
            <text:p>21,961,527.39</text:p>
          </table:table-cell>
          <table:table-cell table:style-name="Default" office:value-type="float" office:value="21961527.4" calcext:value-type="float">
            <text:p>21961527.4</text:p>
          </table:table-cell>
          <table:table-cell table:style-name="ce2" table:formula="of:=([Sheet1.P4]-[Sheet1.O4])/[Sheet1.O4]" office:value-type="percentage" office:value="0.000000000455341640690749" calcext:value-type="percentage">
            <text:p>0.00000%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552672" calcext:value-type="float">
            <text:p>0.552672</text:p>
          </table:table-cell>
          <table:table-cell table:style-name="ce6" table:formula="of:=([Sheet1.S4]-[Sheet1.R4])/[Sheet1.R4]" office:value-type="percentage" office:value="-0.00453538428285836" calcext:value-type="percentage">
            <text:p>-0.4535%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0.99733639" calcext:value-type="float">
            <text:p>0.99733639</text:p>
          </table:table-cell>
          <table:table-cell table:style-name="ce8" table:formula="of:=([Sheet1.V4]-[Sheet1.U4])/[Sheet1.U4]" office:value-type="percentage" office:value="-0.00000000501335356323043" calcext:value-type="percentage">
            <text:p>-0.000001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8" table:formula="of:=([Sheet1.Y4]-[Sheet1.X4])/[Sheet1.X4]" office:value-type="percentage" office:value="0" calcext:value-type="percentage">
            <text:p>0.000000%</text:p>
          </table:table-cell>
          <table:table-cell table:style-name="ce5" table:formula="of:=[.X4]-912.67" office:value-type="float" office:value="0" calcext:value-type="float">
            <text:p>0.00</text:p>
          </table:table-cell>
          <table:table-cell table:style-name="ce5" table:formula="of:=[.Y4]-912.67" office:value-type="float" office:value="0" calcext:value-type="float">
            <text:p>0.00</text:p>
          </table:table-cell>
          <table:table-cell table:style-name="ce8" table:formula="of:=([Sheet1.AB4]-[Sheet1.AA4])/[Sheet1.AA4]" office:value-type="string" office:string-value="" calcext:value-type="error">
            <text:p>#DIV/0!</text:p>
          </table:table-cell>
          <table:table-cell table:number-columns-repeated="2" office:value-type="float" office:value="1.553414" calcext:value-type="float">
            <text:p>1.553414</text:p>
          </table:table-cell>
          <table:table-cell table:style-name="ce8" table:formula="of:=([Sheet1.AE4]-[Sheet1.AD4])/[Sheet1.AD4]" office:value-type="percentage" office:value="0" calcext:value-type="percentage">
            <text:p>0.000000%</text:p>
          </table:table-cell>
          <table:table-cell table:number-columns-repeated="2"/>
          <table:table-cell table:style-name="ce8" table:formula="of:=([Sheet1.AH4]-[Sheet1.AG4])/[Sheet1.AG4]" office:value-type="string" office:string-value="" calcext:value-type="error">
            <text:p>#DIV/0!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742409" calcext:value-type="float">
            <text:p>0.000742409</text:p>
          </table:table-cell>
          <table:table-cell table:style-name="ce8" table:formula="of:=([Sheet1.AL4]-[Sheet1.AK4])/[Sheet1.AK4]" office:value-type="percentage" office:value="0.000839864866686688" calcext:value-type="percentage">
            <text:p>0.083986%</text:p>
          </table:table-cell>
          <table:table-cell table:style-name="ce8"/>
          <table:table-cell office:value-type="float" office:value="0.00202081786" calcext:value-type="float">
            <text:p>0.00202081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7.2" calcext:value-type="float">
            <text:p>97.2</text:p>
          </table:table-cell>
          <table:table-cell table:formula="of:=[Sheet1.B5]-[Sheet1.C5]" office:value-type="float" office:value="0" calcext:value-type="float">
            <text:p>0</text:p>
          </table:table-cell>
          <table:table-cell office:value-type="float" office:value="48.87721065" calcext:value-type="float">
            <text:p>48.87721065</text:p>
          </table:table-cell>
          <table:table-cell office:value-type="float" office:value="48.881896" calcext:value-type="float">
            <text:p>48.881896</text:p>
          </table:table-cell>
          <table:table-cell table:style-name="ce1" table:formula="of:=([Sheet1.F5]-[Sheet1.E5])/[Sheet1.E5]" office:value-type="percentage" office:value="0.0000958596028228031" calcext:value-type="percentage">
            <text:p>0.01%</text:p>
          </table:table-cell>
          <table:table-cell office:value-type="float" office:value="19.3" calcext:value-type="float">
            <text:p>19.3</text:p>
          </table:table-cell>
          <table:table-cell office:value-type="float" office:value="19.34" calcext:value-type="float">
            <text:p>19.34</text:p>
          </table:table-cell>
          <table:table-cell table:style-name="ce2" table:formula="of:=([Sheet1.I5]-[Sheet1.H5])/[Sheet1.H5]" office:value-type="percentage" office:value="0.00207253886010358" calcext:value-type="percentage">
            <text:p>0.20725%</text:p>
          </table:table-cell>
          <table:table-cell office:value-type="float" office:value="1" calcext:value-type="float">
            <text:p>1</text:p>
          </table:table-cell>
          <table:table-cell office:value-type="float" office:value="35948606.5826" calcext:value-type="float">
            <text:p>35948606.5826</text:p>
          </table:table-cell>
          <table:table-cell office:value-type="float" office:value="35948606.9685" calcext:value-type="float">
            <text:p>35948606.9685</text:p>
          </table:table-cell>
          <table:table-cell table:style-name="ce4" table:formula="of:=([Sheet1.M5]-[Sheet1.L5])/[Sheet1.L5]" office:value-type="percentage" office:value="0.0000000107347695052244" calcext:value-type="percentage">
            <text:p>0.00000107%</text:p>
          </table:table-cell>
          <table:table-cell office:value-type="float" office:value="21837385.94" calcext:value-type="float">
            <text:p>21,837,385.94</text:p>
          </table:table-cell>
          <table:table-cell table:style-name="Default" office:value-type="float" office:value="21837386.01" calcext:value-type="float">
            <text:p>21837386.01</text:p>
          </table:table-cell>
          <table:table-cell table:style-name="ce2" table:formula="of:=([Sheet1.P5]-[Sheet1.O5])/[Sheet1.O5]" office:value-type="percentage" office:value="0.00000000320551189095407" calcext:value-type="percentage">
            <text:p>0.00000%</text:p>
          </table:table-cell>
          <table:table-cell office:value-type="float" office:value="0.64662" calcext:value-type="float">
            <text:p>0.64662</text:p>
          </table:table-cell>
          <table:table-cell office:value-type="float" office:value="0.644014" calcext:value-type="float">
            <text:p>0.644014</text:p>
          </table:table-cell>
          <table:table-cell table:style-name="ce6" table:formula="of:=([Sheet1.S5]-[Sheet1.R5])/[Sheet1.R5]" office:value-type="percentage" office:value="-0.00403018774550757" calcext:value-type="percentage">
            <text:p>-0.4030%</text:p>
          </table:table-cell>
          <table:table-cell table:number-columns-repeated="2" office:value-type="float" office:value="0.99733639" calcext:value-type="float">
            <text:p>0.99733639</text:p>
          </table:table-cell>
          <table:table-cell table:style-name="ce8" table:formula="of:=([Sheet1.V5]-[Sheet1.U5])/[Sheet1.U5]" office:value-type="percentage" office:value="0" calcext:value-type="percentage">
            <text:p>0.000000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8" table:formula="of:=([Sheet1.Y5]-[Sheet1.X5])/[Sheet1.X5]" office:value-type="percentage" office:value="0" calcext:value-type="percentage">
            <text:p>0.000000%</text:p>
          </table:table-cell>
          <table:table-cell table:style-name="ce5" table:formula="of:=[.X5]-912.67" office:value-type="float" office:value="0" calcext:value-type="float">
            <text:p>0.00</text:p>
          </table:table-cell>
          <table:table-cell table:style-name="ce5" table:formula="of:=[.Y5]-912.67" office:value-type="float" office:value="0" calcext:value-type="float">
            <text:p>0.00</text:p>
          </table:table-cell>
          <table:table-cell table:style-name="ce8" table:formula="of:=([Sheet1.AB5]-[Sheet1.AA5])/[Sheet1.AA5]" office:value-type="string" office:string-value="" calcext:value-type="error">
            <text:p>#DIV/0!</text:p>
          </table:table-cell>
          <table:table-cell office:value-type="float" office:value="1.64604" calcext:value-type="float">
            <text:p>1.64604</text:p>
          </table:table-cell>
          <table:table-cell office:value-type="float" office:value="1.646041" calcext:value-type="float">
            <text:p>1.646041</text:p>
          </table:table-cell>
          <table:table-cell table:style-name="ce8" table:formula="of:=([Sheet1.AE5]-[Sheet1.AD5])/[Sheet1.AD5]" office:value-type="percentage" office:value="0.000000607518650637706" calcext:value-type="percentage">
            <text:p>0.000061%</text:p>
          </table:table-cell>
          <table:table-cell table:number-columns-repeated="2"/>
          <table:table-cell table:style-name="ce8" table:formula="of:=([Sheet1.AH5]-[Sheet1.AG5])/[Sheet1.AG5]" office:value-type="string" office:string-value="" calcext:value-type="error">
            <text:p>#DIV/0!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022446" calcext:value-type="float">
            <text:p>0.002022446</text:p>
          </table:table-cell>
          <table:table-cell office:value-type="float" office:value="0.00203016" calcext:value-type="float">
            <text:p>0.00203016</text:p>
          </table:table-cell>
          <table:table-cell table:style-name="ce8" table:formula="of:=([Sheet1.AL5]-[Sheet1.AK5])/[Sheet1.AK5]" office:value-type="percentage" office:value="0.00381419330849862" calcext:value-type="percentage">
            <text:p>0.381419%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6.6" calcext:value-type="float">
            <text:p>156.6</text:p>
          </table:table-cell>
          <table:table-cell table:formula="of:=[Sheet1.B6]-[Sheet1.C6]" office:value-type="float" office:value="0" calcext:value-type="float">
            <text:p>0</text:p>
          </table:table-cell>
          <table:table-cell office:value-type="float" office:value="69.80628478" calcext:value-type="float">
            <text:p>69.80628478</text:p>
          </table:table-cell>
          <table:table-cell office:value-type="float" office:value="69.811843" calcext:value-type="float">
            <text:p>69.811843</text:p>
          </table:table-cell>
          <table:table-cell table:style-name="ce1" table:formula="of:=([Sheet1.F6]-[Sheet1.E6])/[Sheet1.E6]" office:value-type="percentage" office:value="0.0000796234897404248" calcext:value-type="percentage">
            <text:p>0.01%</text:p>
          </table:table-cell>
          <table:table-cell office:value-type="float" office:value="20.9" calcext:value-type="float">
            <text:p>20.9</text:p>
          </table:table-cell>
          <table:table-cell office:value-type="float" office:value="20.93" calcext:value-type="float">
            <text:p>20.93</text:p>
          </table:table-cell>
          <table:table-cell table:style-name="ce2" table:formula="of:=([Sheet1.I6]-[Sheet1.H6])/[Sheet1.H6]" office:value-type="percentage" office:value="0.00143540669856465" calcext:value-type="percentage">
            <text:p>0.14354%</text:p>
          </table:table-cell>
          <table:table-cell office:value-type="float" office:value="1" calcext:value-type="float">
            <text:p>1</text:p>
          </table:table-cell>
          <table:table-cell office:value-type="float" office:value="35953695.5826" calcext:value-type="float">
            <text:p>35953695.5826</text:p>
          </table:table-cell>
          <table:table-cell office:value-type="float" office:value="35953696.6563" calcext:value-type="float">
            <text:p>35953696.6563</text:p>
          </table:table-cell>
          <table:table-cell table:style-name="ce4" table:formula="of:=([Sheet1.M6]-[Sheet1.L6])/[Sheet1.L6]" office:value-type="percentage" office:value="0.0000000298634114220393" calcext:value-type="percentage">
            <text:p>0.00000299%</text:p>
          </table:table-cell>
          <table:table-cell office:value-type="float" office:value="21710302.14" calcext:value-type="float">
            <text:p>21,710,302.14</text:p>
          </table:table-cell>
          <table:table-cell table:style-name="Default" office:value-type="float" office:value="21710302.52" calcext:value-type="float">
            <text:p>21710302.52</text:p>
          </table:table-cell>
          <table:table-cell table:style-name="ce2" table:formula="of:=([Sheet1.P6]-[Sheet1.O6])/[Sheet1.O6]" office:value-type="percentage" office:value="0.0000000175032109874137" calcext:value-type="percentage">
            <text:p>0.00000%</text:p>
          </table:table-cell>
          <table:table-cell office:value-type="float" office:value="0.65436" calcext:value-type="float">
            <text:p>0.65436</text:p>
          </table:table-cell>
          <table:table-cell office:value-type="float" office:value="0.651704" calcext:value-type="float">
            <text:p>0.651704</text:p>
          </table:table-cell>
          <table:table-cell table:style-name="ce6" table:formula="of:=([Sheet1.S6]-[Sheet1.R6])/[Sheet1.R6]" office:value-type="percentage" office:value="-0.00405892780732334" calcext:value-type="percentage">
            <text:p>-0.4059%</text:p>
          </table:table-cell>
          <table:table-cell office:value-type="float" office:value="0.997336382" calcext:value-type="float">
            <text:p>0.997336382</text:p>
          </table:table-cell>
          <table:table-cell office:value-type="float" office:value="0.99733638" calcext:value-type="float">
            <text:p>0.99733638</text:p>
          </table:table-cell>
          <table:table-cell table:style-name="ce8" table:formula="of:=([Sheet1.V6]-[Sheet1.U6])/[Sheet1.U6]" office:value-type="percentage" office:value="-0.00000000200534151822252" calcext:value-type="percentage">
            <text:p>0.000000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8" table:formula="of:=([Sheet1.Y6]-[Sheet1.X6])/[Sheet1.X6]" office:value-type="percentage" office:value="0" calcext:value-type="percentage">
            <text:p>0.000000%</text:p>
          </table:table-cell>
          <table:table-cell table:style-name="ce5" table:formula="of:=[.X6]-912.67" office:value-type="float" office:value="0" calcext:value-type="float">
            <text:p>0.00</text:p>
          </table:table-cell>
          <table:table-cell table:style-name="ce5" table:formula="of:=[.Y6]-912.67" office:value-type="float" office:value="0" calcext:value-type="float">
            <text:p>0.00</text:p>
          </table:table-cell>
          <table:table-cell table:style-name="ce8" table:formula="of:=([Sheet1.AB6]-[Sheet1.AA6])/[Sheet1.AA6]" office:value-type="string" office:string-value="" calcext:value-type="error">
            <text:p>#DIV/0!</text:p>
          </table:table-cell>
          <table:table-cell office:value-type="float" office:value="1.65583" calcext:value-type="float">
            <text:p>1.65583</text:p>
          </table:table-cell>
          <table:table-cell office:value-type="float" office:value="1.655832" calcext:value-type="float">
            <text:p>1.655832</text:p>
          </table:table-cell>
          <table:table-cell table:style-name="ce8" table:formula="of:=([Sheet1.AE6]-[Sheet1.AD6])/[Sheet1.AD6]" office:value-type="percentage" office:value="0.00000120785346325258" calcext:value-type="percentage">
            <text:p>0.000121%</text:p>
          </table:table-cell>
          <table:table-cell table:number-columns-repeated="2"/>
          <table:table-cell table:style-name="ce8" table:formula="of:=([Sheet1.AH6]-[Sheet1.AG6])/[Sheet1.AG6]" office:value-type="string" office:string-value="" calcext:value-type="error">
            <text:p>#DIV/0!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12661" calcext:value-type="float">
            <text:p>0.00412661</text:p>
          </table:table-cell>
          <table:table-cell office:value-type="float" office:value="0.00413414" calcext:value-type="float">
            <text:p>0.00413414</text:p>
          </table:table-cell>
          <table:table-cell table:style-name="ce8" table:formula="of:=([Sheet1.AL6]-[Sheet1.AK6])/[Sheet1.AK6]" office:value-type="percentage" office:value="0.00182474234298844" calcext:value-type="percentage">
            <text:p>0.182474%</text:p>
          </table:table-cell>
          <table:table-cell table:style-name="ce8"/>
          <table:table-cell office:value-type="float" office:value="0.0108861" calcext:value-type="float">
            <text:p>0.010886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38.7" calcext:value-type="float">
            <text:p>338.7</text:p>
          </table:table-cell>
          <table:table-cell table:formula="of:=[Sheet1.B7]-[Sheet1.C7]" office:value-type="float" office:value="0" calcext:value-type="float">
            <text:p>0</text:p>
          </table:table-cell>
          <table:table-cell office:value-type="float" office:value="112.334788" calcext:value-type="float">
            <text:p>112.334788</text:p>
          </table:table-cell>
          <table:table-cell office:value-type="float" office:value="112.348967" calcext:value-type="float">
            <text:p>112.348967</text:p>
          </table:table-cell>
          <table:table-cell table:style-name="ce1" table:formula="of:=([Sheet1.F7]-[Sheet1.E7])/[Sheet1.E7]" office:value-type="percentage" office:value="0.000126220917424072" calcext:value-type="percentage">
            <text:p>0.01%</text:p>
          </table:table-cell>
          <table:table-cell office:value-type="float" office:value="42.5" calcext:value-type="float">
            <text:p>42.5</text:p>
          </table:table-cell>
          <table:table-cell office:value-type="float" office:value="42.22" calcext:value-type="float">
            <text:p>42.22</text:p>
          </table:table-cell>
          <table:table-cell table:style-name="ce2" table:formula="of:=([Sheet1.I7]-[Sheet1.H7])/[Sheet1.H7]" office:value-type="percentage" office:value="-0.00658823529411767" calcext:value-type="percentage">
            <text:p>-0.65882%</text:p>
          </table:table-cell>
          <table:table-cell office:value-type="float" office:value="1" calcext:value-type="float">
            <text:p>1</text:p>
          </table:table-cell>
          <table:table-cell office:value-type="float" office:value="35969260.972" calcext:value-type="float">
            <text:p>35969260.972</text:p>
          </table:table-cell>
          <table:table-cell office:value-type="float" office:value="35969263.913" calcext:value-type="float">
            <text:p>35969263.913</text:p>
          </table:table-cell>
          <table:table-cell table:style-name="ce4" table:formula="of:=([Sheet1.M7]-[Sheet1.L7])/[Sheet1.L7]" office:value-type="percentage" office:value="0.0000000817642598198437" calcext:value-type="percentage">
            <text:p>0.00000818%</text:p>
          </table:table-cell>
          <table:table-cell office:value-type="float" office:value="21456164.95" calcext:value-type="float">
            <text:p>21,456,164.95</text:p>
          </table:table-cell>
          <table:table-cell table:style-name="Default" office:value-type="float" office:value="21456163.04" calcext:value-type="float">
            <text:p>21456163.04</text:p>
          </table:table-cell>
          <table:table-cell table:style-name="ce2" table:formula="of:=([Sheet1.P7]-[Sheet1.O7])/[Sheet1.O7]" office:value-type="percentage" office:value="-0.0000000890187041626473" calcext:value-type="percentage">
            <text:p>-0.00001%</text:p>
          </table:table-cell>
          <table:table-cell office:value-type="float" office:value="0.667458" calcext:value-type="float">
            <text:p>0.667458</text:p>
          </table:table-cell>
          <table:table-cell office:value-type="float" office:value="0.665062" calcext:value-type="float">
            <text:p>0.665062</text:p>
          </table:table-cell>
          <table:table-cell table:style-name="ce6" table:formula="of:=([Sheet1.S7]-[Sheet1.R7])/[Sheet1.R7]" office:value-type="percentage" office:value="-0.00358973897983104" calcext:value-type="percentage">
            <text:p>-0.3590%</text:p>
          </table:table-cell>
          <table:table-cell office:value-type="float" office:value="0.997336359" calcext:value-type="float">
            <text:p>0.997336359</text:p>
          </table:table-cell>
          <table:table-cell office:value-type="float" office:value="0.99733636" calcext:value-type="float">
            <text:p>0.99733636</text:p>
          </table:table-cell>
          <table:table-cell table:style-name="ce8" table:formula="of:=([Sheet1.V7]-[Sheet1.U7])/[Sheet1.U7]" office:value-type="percentage" office:value="0.00000000100267072657487" calcext:value-type="percentage">
            <text:p>0.000000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8" table:formula="of:=([Sheet1.Y7]-[Sheet1.X7])/[Sheet1.X7]" office:value-type="percentage" office:value="0" calcext:value-type="percentage">
            <text:p>0.000000%</text:p>
          </table:table-cell>
          <table:table-cell table:style-name="ce5" table:formula="of:=[.X7]-912.67" office:value-type="float" office:value="0" calcext:value-type="float">
            <text:p>0.00</text:p>
          </table:table-cell>
          <table:table-cell table:style-name="ce5" table:formula="of:=[.Y7]-912.67" office:value-type="float" office:value="0" calcext:value-type="float">
            <text:p>0.00</text:p>
          </table:table-cell>
          <table:table-cell table:style-name="ce8" table:formula="of:=([Sheet1.AB7]-[Sheet1.AA7])/[Sheet1.AA7]" office:value-type="string" office:string-value="" calcext:value-type="error">
            <text:p>#DIV/0!</text:p>
          </table:table-cell>
          <table:table-cell office:value-type="float" office:value="1.67568" calcext:value-type="float">
            <text:p>1.67568</text:p>
          </table:table-cell>
          <table:table-cell office:value-type="float" office:value="1.675682" calcext:value-type="float">
            <text:p>1.675682</text:p>
          </table:table-cell>
          <table:table-cell table:style-name="ce8" table:formula="of:=([Sheet1.AE7]-[Sheet1.AD7])/[Sheet1.AD7]" office:value-type="percentage" office:value="0.00000119354530701417" calcext:value-type="percentage">
            <text:p>0.000119%</text:p>
          </table:table-cell>
          <table:table-cell table:number-columns-repeated="2"/>
          <table:table-cell table:style-name="ce8" table:formula="of:=([Sheet1.AH7]-[Sheet1.AG7])/[Sheet1.AG7]" office:value-type="string" office:string-value="" calcext:value-type="error">
            <text:p>#DIV/0!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061661" calcext:value-type="float">
            <text:p>0.01061661</text:p>
          </table:table-cell>
          <table:table-cell office:value-type="float" office:value="0.0106801" calcext:value-type="float">
            <text:p>0.0106801</text:p>
          </table:table-cell>
          <table:table-cell table:style-name="ce8" table:formula="of:=([Sheet1.AL7]-[Sheet1.AK7])/[Sheet1.AK7]" office:value-type="percentage" office:value="0.00598025169993052" calcext:value-type="percentage">
            <text:p>0.598025%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3.8" calcext:value-type="float">
            <text:p>763.8</text:p>
          </table:table-cell>
          <table:table-cell office:value-type="float" office:value="764.1" calcext:value-type="float">
            <text:p>764.1</text:p>
          </table:table-cell>
          <table:table-cell table:formula="of:=[Sheet1.B8]-[Sheet1.C8]" office:value-type="float" office:value="-0.300000000000068" calcext:value-type="float">
            <text:p>-0.3</text:p>
          </table:table-cell>
          <table:table-cell/>
          <table:table-cell office:value-type="float" office:value="171.246289" calcext:value-type="float">
            <text:p>171.246289</text:p>
          </table:table-cell>
          <table:table-cell table:number-columns-repeated="2"/>
          <table:table-cell office:value-type="float" office:value="58.42" calcext:value-type="float">
            <text:p>58.42</text:p>
          </table:table-cell>
          <table:table-cell table:number-columns-repeated="2"/>
          <table:table-cell office:value-type="float" office:value="36005268.3826" calcext:value-type="float">
            <text:p>36005268.3826</text:p>
          </table:table-cell>
          <table:table-cell office:value-type="float" office:value="36005295.0557" calcext:value-type="float">
            <text:p>36005295.0557</text:p>
          </table:table-cell>
          <table:table-cell table:style-name="ce4" table:formula="of:=([Sheet1.M8]-[Sheet1.L8])/[Sheet1.L8]" office:value-type="percentage" office:value="0.000000740811031075373" calcext:value-type="percentage">
            <text:p>0.00007408%</text:p>
          </table:table-cell>
          <table:table-cell office:value-type="float" office:value="21075089.79" calcext:value-type="float">
            <text:p>21,075,089.79</text:p>
          </table:table-cell>
          <table:table-cell table:style-name="Default" office:value-type="float" office:value="21075079.88" calcext:value-type="float">
            <text:p>21075079.88</text:p>
          </table:table-cell>
          <table:table-cell table:style-name="ce2" table:formula="of:=([Sheet1.P8]-[Sheet1.O8])/[Sheet1.O8]" office:value-type="percentage" office:value="-0.000000470223382149064" calcext:value-type="percentage">
            <text:p>-0.00005%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6" table:formula="of:=([Sheet1.S8]-[Sheet1.R8])/[Sheet1.R8]" office:value-type="percentage" office:value="0" calcext:value-type="percentage">
            <text:p>0.0000%</text:p>
          </table:table-cell>
          <table:table-cell office:value-type="float" office:value="0.997209034" calcext:value-type="float">
            <text:p>0.997209034</text:p>
          </table:table-cell>
          <table:table-cell office:value-type="float" office:value="0.9973363" calcext:value-type="float">
            <text:p>0.9973363</text:p>
          </table:table-cell>
          <table:table-cell table:style-name="ce8" table:formula="of:=([Sheet1.V8]-[Sheet1.U8])/[Sheet1.U8]" office:value-type="percentage" office:value="0.000127622189190892" calcext:value-type="percentage">
            <text:p>0.012762%</text:p>
          </table:table-cell>
          <table:table-cell office:value-type="float" office:value="934.21919" calcext:value-type="float">
            <text:p>934.21919</text:p>
          </table:table-cell>
          <table:table-cell office:value-type="float" office:value="934.225774" calcext:value-type="float">
            <text:p>934.225774</text:p>
          </table:table-cell>
          <table:table-cell table:style-name="ce8" table:formula="of:=([Sheet1.Y8]-[Sheet1.X8])/[Sheet1.X8]" office:value-type="percentage" office:value="0.00000704759661378319" calcext:value-type="percentage">
            <text:p>0.000705%</text:p>
          </table:table-cell>
          <table:table-cell table:style-name="ce9" table:formula="of:=[.X8]-912.67" office:value-type="float" office:value="21.5491900000001" calcext:value-type="float">
            <text:p>21.549190</text:p>
          </table:table-cell>
          <table:table-cell table:style-name="ce5" table:formula="of:=[.Y8]-912.67" office:value-type="float" office:value="21.555774" calcext:value-type="float">
            <text:p>21.56</text:p>
          </table:table-cell>
          <table:table-cell table:style-name="ce8" table:formula="of:=([Sheet1.AB8]-[Sheet1.AA8])/[Sheet1.AA8]" office:value-type="percentage" office:value="0.000305533525852956" calcext:value-type="percentage">
            <text:p>0.030553%</text:p>
          </table:table-cell>
          <table:table-cell table:number-columns-repeated="2" office:value-type="float" office:value="1.70672" calcext:value-type="float">
            <text:p>1.70672</text:p>
          </table:table-cell>
          <table:table-cell table:style-name="ce8" table:formula="of:=([Sheet1.AE8]-[Sheet1.AD8])/[Sheet1.AD8]" office:value-type="percentage" office:value="0" calcext:value-type="percentage">
            <text:p>0.000000%</text:p>
          </table:table-cell>
          <table:table-cell office:value-type="float" office:value="0.654885573" calcext:value-type="float">
            <text:p>0.654885573</text:p>
          </table:table-cell>
          <table:table-cell office:value-type="float" office:value="0.65508558" calcext:value-type="float">
            <text:p>0.65508558</text:p>
          </table:table-cell>
          <table:table-cell table:style-name="ce8" table:formula="of:=([Sheet1.AH8]-[Sheet1.AG8])/[Sheet1.AG8]" office:value-type="percentage" office:value="0.000305407552473296" calcext:value-type="percentage">
            <text:p>0.030541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7.7" calcext:value-type="float">
            <text:p>1357.7</text:p>
          </table:table-cell>
          <table:table-cell office:value-type="float" office:value="1358.8" calcext:value-type="float">
            <text:p>1358.8</text:p>
          </table:table-cell>
          <table:table-cell table:formula="of:=[Sheet1.B9]-[Sheet1.C9]" office:value-type="float" office:value="-1.09999999999991" calcext:value-type="float">
            <text:p>-1.1</text:p>
          </table:table-cell>
          <table:table-cell/>
          <table:table-cell office:value-type="float" office:value="225.217971" calcext:value-type="float">
            <text:p>225.217971</text:p>
          </table:table-cell>
          <table:table-cell table:number-columns-repeated="2"/>
          <table:table-cell office:value-type="float" office:value="53.97" calcext:value-type="float">
            <text:p>53.97</text:p>
          </table:table-cell>
          <table:table-cell table:number-columns-repeated="2"/>
          <table:table-cell office:value-type="float" office:value="36054814.8265" calcext:value-type="float">
            <text:p>36054814.8265</text:p>
          </table:table-cell>
          <table:table-cell office:value-type="float" office:value="36054916.2626" calcext:value-type="float">
            <text:p>36054916.2626</text:p>
          </table:table-cell>
          <table:table-cell table:style-name="ce4" table:formula="of:=([Sheet1.M9]-[Sheet1.L9])/[Sheet1.L9]" office:value-type="percentage" office:value="0.00000281338568750874" calcext:value-type="percentage">
            <text:p>0.00028134%</text:p>
          </table:table-cell>
          <table:table-cell office:value-type="float" office:value="20694289.49" calcext:value-type="float">
            <text:p>20,694,289.49</text:p>
          </table:table-cell>
          <table:table-cell table:style-name="Default" office:value-type="float" office:value="20694287.81" calcext:value-type="float">
            <text:p>20694287.81</text:p>
          </table:table-cell>
          <table:table-cell table:style-name="ce2" table:formula="of:=([Sheet1.P9]-[Sheet1.O9])/[Sheet1.O9]" office:value-type="percentage" office:value="-0.0000000811818159069339" calcext:value-type="percentage">
            <text:p>-0.00001%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3" calcext:value-type="float">
            <text:p>0.563</text:p>
          </table:table-cell>
          <table:table-cell table:style-name="ce6" table:formula="of:=([Sheet1.S9]-[Sheet1.R9])/[Sheet1.R9]" office:value-type="percentage" office:value="0" calcext:value-type="percentage">
            <text:p>0.0000%</text:p>
          </table:table-cell>
          <table:table-cell office:value-type="float" office:value="0.996943011" calcext:value-type="float">
            <text:p>0.996943011</text:p>
          </table:table-cell>
          <table:table-cell office:value-type="float" office:value="0.99716556" calcext:value-type="float">
            <text:p>0.99716556</text:p>
          </table:table-cell>
          <table:table-cell table:style-name="ce8" table:formula="of:=([Sheet1.V9]-[Sheet1.U9])/[Sheet1.U9]" office:value-type="percentage" office:value="0.000223231415983075" calcext:value-type="percentage">
            <text:p>0.022323%</text:p>
          </table:table-cell>
          <table:table-cell office:value-type="float" office:value="977.714946" calcext:value-type="float">
            <text:p>977.714946</text:p>
          </table:table-cell>
          <table:table-cell office:value-type="float" office:value="977.695478" calcext:value-type="float">
            <text:p>977.695478</text:p>
          </table:table-cell>
          <table:table-cell table:style-name="ce8" table:formula="of:=([Sheet1.Y9]-[Sheet1.X9])/[Sheet1.X9]" office:value-type="percentage" office:value="-0.0000199117340690365" calcext:value-type="percentage">
            <text:p>-0.001991%</text:p>
          </table:table-cell>
          <table:table-cell table:style-name="ce9" table:formula="of:=[.X9]-912.67" office:value-type="float" office:value="65.0449460000001" calcext:value-type="float">
            <text:p>65.044946</text:p>
          </table:table-cell>
          <table:table-cell table:style-name="ce5" table:formula="of:=[.Y9]-912.67" office:value-type="float" office:value="65.025478" calcext:value-type="float">
            <text:p>65.03</text:p>
          </table:table-cell>
          <table:table-cell table:style-name="ce8" table:formula="of:=([Sheet1.AB9]-[Sheet1.AA9])/[Sheet1.AA9]" office:value-type="percentage" office:value="-0.000299300732759074" calcext:value-type="percentage">
            <text:p>-0.029930%</text:p>
          </table:table-cell>
          <table:table-cell office:value-type="float" office:value="1.73986" calcext:value-type="float">
            <text:p>1.73986</text:p>
          </table:table-cell>
          <table:table-cell office:value-type="float" office:value="1.739865" calcext:value-type="float">
            <text:p>1.739865</text:p>
          </table:table-cell>
          <table:table-cell table:style-name="ce8" table:formula="of:=([Sheet1.AE9]-[Sheet1.AD9])/[Sheet1.AD9]" office:value-type="percentage" office:value="0.00000287379444312227" calcext:value-type="percentage">
            <text:p>0.000287%</text:p>
          </table:table-cell>
          <table:table-cell office:value-type="float" office:value="0.666961955" calcext:value-type="float">
            <text:p>0.666961955</text:p>
          </table:table-cell>
          <table:table-cell office:value-type="float" office:value="0.66597007" calcext:value-type="float">
            <text:p>0.66597007</text:p>
          </table:table-cell>
          <table:table-cell table:style-name="ce8" table:formula="of:=([Sheet1.AH9]-[Sheet1.AG9])/[Sheet1.AG9]" office:value-type="percentage" office:value="-0.00148716878461235" calcext:value-type="percentage">
            <text:p>-0.14871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3.4" calcext:value-type="float">
            <text:p>2113.4</text:p>
          </table:table-cell>
          <table:table-cell office:value-type="float" office:value="2116.2" calcext:value-type="float">
            <text:p>2116.2</text:p>
          </table:table-cell>
          <table:table-cell table:formula="of:=[Sheet1.B10]-[Sheet1.C10]" office:value-type="float" office:value="-2.79999999999973" calcext:value-type="float">
            <text:p>-2.8</text:p>
          </table:table-cell>
          <table:table-cell/>
          <table:table-cell office:value-type="float" office:value="279.690238" calcext:value-type="float">
            <text:p>279.690238</text:p>
          </table:table-cell>
          <table:table-cell table:number-columns-repeated="2"/>
          <table:table-cell office:value-type="float" office:value="54.47" calcext:value-type="float">
            <text:p>54.47</text:p>
          </table:table-cell>
          <table:table-cell table:number-columns-repeated="2"/>
          <table:table-cell office:value-type="float" office:value="36116623.76" calcext:value-type="float">
            <text:p>36116623.76</text:p>
          </table:table-cell>
          <table:table-cell office:value-type="float" office:value="36116860.9164" calcext:value-type="float">
            <text:p>36116860.9164</text:p>
          </table:table-cell>
          <table:table-cell table:style-name="ce4" table:formula="of:=([Sheet1.M10]-[Sheet1.L10])/[Sheet1.L10]" office:value-type="percentage" office:value="0.00000656640558592842" calcext:value-type="percentage">
            <text:p>0.00065664%</text:p>
          </table:table-cell>
          <table:table-cell office:value-type="float" office:value="20313895.93" calcext:value-type="float">
            <text:p>20,313,895.93</text:p>
          </table:table-cell>
          <table:table-cell table:style-name="Default" office:value-type="float" office:value="20313895.07" calcext:value-type="float">
            <text:p>20313895.07</text:p>
          </table:table-cell>
          <table:table-cell table:style-name="ce2" table:formula="of:=([Sheet1.P10]-[Sheet1.O10])/[Sheet1.O10]" office:value-type="percentage" office:value="-0.0000000423355520953461" calcext:value-type="percentage">
            <text:p>0.00000%</text:p>
          </table:table-cell>
          <table:table-cell office:value-type="float" office:value="0.56" calcext:value-type="float">
            <text:p>0.56</text:p>
          </table:table-cell>
          <table:table-cell office:value-type="float" office:value="0.56" calcext:value-type="float">
            <text:p>0.56</text:p>
          </table:table-cell>
          <table:table-cell table:style-name="ce6" table:formula="of:=([Sheet1.S10]-[Sheet1.R10])/[Sheet1.R10]" office:value-type="percentage" office:value="0" calcext:value-type="percentage">
            <text:p>0.0000%</text:p>
          </table:table-cell>
          <table:table-cell office:value-type="float" office:value="0.996661451" calcext:value-type="float">
            <text:p>0.996661451</text:p>
          </table:table-cell>
          <table:table-cell office:value-type="float" office:value="0.99680367" calcext:value-type="float">
            <text:p>0.99680367</text:p>
          </table:table-cell>
          <table:table-cell table:style-name="ce8" table:formula="of:=([Sheet1.V10]-[Sheet1.U10])/[Sheet1.U10]" office:value-type="percentage" office:value="0.000142695395570184" calcext:value-type="percentage">
            <text:p>0.014270%</text:p>
          </table:table-cell>
          <table:table-cell office:value-type="float" office:value="1021.654015" calcext:value-type="float">
            <text:p>1021.654015</text:p>
          </table:table-cell>
          <table:table-cell office:value-type="float" office:value="1021.514083" calcext:value-type="float">
            <text:p>1021.514083</text:p>
          </table:table-cell>
          <table:table-cell table:style-name="ce8" table:formula="of:=([Sheet1.Y10]-[Sheet1.X10])/[Sheet1.X10]" office:value-type="percentage" office:value="-0.000136966133295067" calcext:value-type="percentage">
            <text:p>-0.013697%</text:p>
          </table:table-cell>
          <table:table-cell table:style-name="ce9" table:formula="of:=[.X10]-912.67" office:value-type="float" office:value="108.984015" calcext:value-type="float">
            <text:p>108.984015</text:p>
          </table:table-cell>
          <table:table-cell table:style-name="ce5" table:formula="of:=[.Y10]-912.67" office:value-type="float" office:value="108.844083" calcext:value-type="float">
            <text:p>108.84</text:p>
          </table:table-cell>
          <table:table-cell table:style-name="ce8" table:formula="of:=([Sheet1.AB10]-[Sheet1.AA10])/[Sheet1.AA10]" office:value-type="percentage" office:value="-0.00128396811220371" calcext:value-type="percentage">
            <text:p>-0.128397%</text:p>
          </table:table-cell>
          <table:table-cell office:value-type="float" office:value="1.774884" calcext:value-type="float">
            <text:p>1.774884</text:p>
          </table:table-cell>
          <table:table-cell office:value-type="float" office:value="1.774885" calcext:value-type="float">
            <text:p>1.774885</text:p>
          </table:table-cell>
          <table:table-cell table:style-name="ce8" table:formula="of:=([Sheet1.AE10]-[Sheet1.AD10])/[Sheet1.AD10]" office:value-type="percentage" office:value="0.000000563417102016632" calcext:value-type="percentage">
            <text:p>0.000056%</text:p>
          </table:table-cell>
          <table:table-cell office:value-type="float" office:value="0.668357948" calcext:value-type="float">
            <text:p>0.668357948</text:p>
          </table:table-cell>
          <table:table-cell office:value-type="float" office:value="0.66568878" calcext:value-type="float">
            <text:p>0.66568878</text:p>
          </table:table-cell>
          <table:table-cell table:style-name="ce8" table:formula="of:=([Sheet1.AH10]-[Sheet1.AG10])/[Sheet1.AG10]" office:value-type="percentage" office:value="-0.00399362049630336" calcext:value-type="percentage">
            <text:p>-0.399362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1" calcext:value-type="float">
            <text:p>3031</text:p>
          </table:table-cell>
          <table:table-cell office:value-type="float" office:value="3036.1" calcext:value-type="float">
            <text:p>3036.1</text:p>
          </table:table-cell>
          <table:table-cell table:formula="of:=[Sheet1.B11]-[Sheet1.C11]" office:value-type="float" office:value="-5.09999999999991" calcext:value-type="float">
            <text:p>-5.1</text:p>
          </table:table-cell>
          <table:table-cell/>
          <table:table-cell office:value-type="float" office:value="333.573376" calcext:value-type="float">
            <text:p>333.573376</text:p>
          </table:table-cell>
          <table:table-cell table:number-columns-repeated="2"/>
          <table:table-cell office:value-type="float" office:value="53.88" calcext:value-type="float">
            <text:p>53.88</text:p>
          </table:table-cell>
          <table:table-cell table:number-columns-repeated="2"/>
          <table:table-cell office:value-type="float" office:value="36189813.53" calcext:value-type="float">
            <text:p>36189813.53</text:p>
          </table:table-cell>
          <table:table-cell office:value-type="float" office:value="36190248.7594" calcext:value-type="float">
            <text:p>36190248.7594</text:p>
          </table:table-cell>
          <table:table-cell table:style-name="ce4" table:formula="of:=([Sheet1.M11]-[Sheet1.L11])/[Sheet1.L11]" office:value-type="percentage" office:value="0.0000120262957321037" calcext:value-type="percentage">
            <text:p>0.00120263%</text:p>
          </table:table-cell>
          <table:table-cell office:value-type="float" office:value="19933997.29" calcext:value-type="float">
            <text:p>19,933,997.29</text:p>
          </table:table-cell>
          <table:table-cell table:style-name="Default" office:value-type="float" office:value="19933998.33" calcext:value-type="float">
            <text:p>19933998.33</text:p>
          </table:table-cell>
          <table:table-cell table:style-name="ce2" table:formula="of:=([Sheet1.P11]-[Sheet1.O11])/[Sheet1.O11]" office:value-type="percentage" office:value="0.0000000521721752027955" calcext:value-type="percentage">
            <text:p>0.00001%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6" table:formula="of:=([Sheet1.S11]-[Sheet1.R11])/[Sheet1.R11]" office:value-type="percentage" office:value="0" calcext:value-type="percentage">
            <text:p>0.0000%</text:p>
          </table:table-cell>
          <table:table-cell/>
          <table:table-cell office:value-type="float" office:value="0.99641252" calcext:value-type="float">
            <text:p>0.99641252</text:p>
          </table:table-cell>
          <table:table-cell/>
          <table:table-cell office:value-type="float" office:value="1065.253133" calcext:value-type="float">
            <text:p>1065.253133</text:p>
          </table:table-cell>
          <table:table-cell office:value-type="float" office:value="1064.83681" calcext:value-type="float">
            <text:p>1064.83681</text:p>
          </table:table-cell>
          <table:table-cell table:style-name="ce8" table:formula="of:=([Sheet1.Y11]-[Sheet1.X11])/[Sheet1.X11]" office:value-type="percentage" office:value="-0.000390820723359394" calcext:value-type="percentage">
            <text:p>-0.039082%</text:p>
          </table:table-cell>
          <table:table-cell table:style-name="ce9" table:formula="of:=[.X11]-912.67" office:value-type="float" office:value="152.583133" calcext:value-type="float">
            <text:p>152.583133</text:p>
          </table:table-cell>
          <table:table-cell table:style-name="ce5" table:formula="of:=[.Y11]-912.67" office:value-type="float" office:value="152.16681" calcext:value-type="float">
            <text:p>152.17</text:p>
          </table:table-cell>
          <table:table-cell table:style-name="ce8" table:formula="of:=([Sheet1.AB11]-[Sheet1.AA11])/[Sheet1.AA11]" office:value-type="percentage" office:value="-0.00272849948624348" calcext:value-type="percentage">
            <text:p>-0.272850%</text:p>
          </table:table-cell>
          <table:table-cell office:value-type="float" office:value="1.81181" calcext:value-type="float">
            <text:p>1.81181</text:p>
          </table:table-cell>
          <table:table-cell office:value-type="float" office:value="1.811811" calcext:value-type="float">
            <text:p>1.811811</text:p>
          </table:table-cell>
          <table:table-cell table:style-name="ce8" table:formula="of:=([Sheet1.AE11]-[Sheet1.AD11])/[Sheet1.AD11]" office:value-type="percentage" office:value="0.00000055193425366886" calcext:value-type="percentage">
            <text:p>0.000055%</text:p>
          </table:table-cell>
          <table:table-cell office:value-type="float" office:value="0.656630753" calcext:value-type="float">
            <text:p>0.656630753</text:p>
          </table:table-cell>
          <table:table-cell office:value-type="float" office:value="0.65845447" calcext:value-type="float">
            <text:p>0.65845447</text:p>
          </table:table-cell>
          <table:table-cell table:style-name="ce8" table:formula="of:=([Sheet1.AH11]-[Sheet1.AG11])/[Sheet1.AG11]" office:value-type="percentage" office:value="0.00277738590778423" calcext:value-type="percentage">
            <text:p>0.277739%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08" calcext:value-type="float">
            <text:p>4108</text:p>
          </table:table-cell>
          <table:table-cell office:value-type="float" office:value="4117" calcext:value-type="float">
            <text:p>4117</text:p>
          </table:table-cell>
          <table:table-cell table:formula="of:=[Sheet1.B12]-[Sheet1.C12]" office:value-type="float" office:value="-9" calcext:value-type="float">
            <text:p>-9</text:p>
          </table:table-cell>
          <table:table-cell/>
          <table:table-cell office:value-type="float" office:value="387.015304" calcext:value-type="float">
            <text:p>387.015304</text:p>
          </table:table-cell>
          <table:table-cell table:number-columns-repeated="2"/>
          <table:table-cell office:value-type="float" office:value="53.43" calcext:value-type="float">
            <text:p>53.43</text:p>
          </table:table-cell>
          <table:table-cell table:number-columns-repeated="2"/>
          <table:table-cell office:value-type="float" office:value="36273216.92" calcext:value-type="float">
            <text:p>36273216.92</text:p>
          </table:table-cell>
          <table:table-cell office:value-type="float" office:value="36273940.119" calcext:value-type="float">
            <text:p>36273940.119</text:p>
          </table:table-cell>
          <table:table-cell table:style-name="ce4" table:formula="of:=([Sheet1.M12]-[Sheet1.L12])/[Sheet1.L12]" office:value-type="percentage" office:value="0.0000199375479047242" calcext:value-type="percentage">
            <text:p>0.00199375%</text:p>
          </table:table-cell>
          <table:table-cell office:value-type="float" office:value="19554681.147" calcext:value-type="float">
            <text:p>19,554,681.15</text:p>
          </table:table-cell>
          <table:table-cell table:style-name="Default" office:value-type="float" office:value="19554685.63" calcext:value-type="float">
            <text:p>19554685.63</text:p>
          </table:table-cell>
          <table:table-cell table:style-name="ce2" table:formula="of:=([Sheet1.P12]-[Sheet1.O12])/[Sheet1.O12]" office:value-type="percentage" office:value="0.000000229254569040308" calcext:value-type="percentage">
            <text:p>0.00002%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6" table:formula="of:=([Sheet1.S12]-[Sheet1.R12])/[Sheet1.R12]" office:value-type="percentage" office:value="0" calcext:value-type="percentage">
            <text:p>0.0000%</text:p>
          </table:table-cell>
          <table:table-cell/>
          <table:table-cell office:value-type="float" office:value="0.99599587" calcext:value-type="float">
            <text:p>0.99599587</text:p>
          </table:table-cell>
          <table:table-cell/>
          <table:table-cell office:value-type="float" office:value="1108.815823" calcext:value-type="float">
            <text:p>1108.815823</text:p>
          </table:table-cell>
          <table:table-cell office:value-type="float" office:value="1107.877405" calcext:value-type="float">
            <text:p>1107.877405</text:p>
          </table:table-cell>
          <table:table-cell table:style-name="ce8" table:formula="of:=([Sheet1.Y12]-[Sheet1.X12])/[Sheet1.X12]" office:value-type="percentage" office:value="-0.000846324502712256" calcext:value-type="percentage">
            <text:p>-0.084632%</text:p>
          </table:table-cell>
          <table:table-cell table:style-name="ce9" table:formula="of:=[.X12]-912.67" office:value-type="float" office:value="196.145823" calcext:value-type="float">
            <text:p>196.145823</text:p>
          </table:table-cell>
          <table:table-cell table:style-name="ce5" table:formula="of:=[.Y12]-912.67" office:value-type="float" office:value="195.207405" calcext:value-type="float">
            <text:p>195.21</text:p>
          </table:table-cell>
          <table:table-cell table:style-name="ce8" table:formula="of:=([Sheet1.AB12]-[Sheet1.AA12])/[Sheet1.AA12]" office:value-type="percentage" office:value="-0.00478428745331965" calcext:value-type="percentage">
            <text:p>-0.478429%</text:p>
          </table:table-cell>
          <table:table-cell office:value-type="float" office:value="1.850698" calcext:value-type="float">
            <text:p>1.850698</text:p>
          </table:table-cell>
          <table:table-cell office:value-type="float" office:value="1.850699" calcext:value-type="float">
            <text:p>1.850699</text:p>
          </table:table-cell>
          <table:table-cell table:style-name="ce8" table:formula="of:=([Sheet1.AE12]-[Sheet1.AD12])/[Sheet1.AD12]" office:value-type="percentage" office:value="0.000000540336673049724" calcext:value-type="percentage">
            <text:p>0.000054%</text:p>
          </table:table-cell>
          <table:table-cell office:value-type="float" office:value="0.667250983" calcext:value-type="float">
            <text:p>0.667250983</text:p>
          </table:table-cell>
          <table:table-cell office:value-type="float" office:value="0.66729677" calcext:value-type="float">
            <text:p>0.66729677</text:p>
          </table:table-cell>
          <table:table-cell table:style-name="ce8" table:formula="of:=([Sheet1.AH12]-[Sheet1.AG12])/[Sheet1.AG12]" office:value-type="percentage" office:value="0.0000686203560076408" calcext:value-type="percentage">
            <text:p>0.006862%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45" calcext:value-type="float">
            <text:p>5345</text:p>
          </table:table-cell>
          <table:table-cell office:value-type="float" office:value="5358.2" calcext:value-type="float">
            <text:p>5358.2</text:p>
          </table:table-cell>
          <table:table-cell table:formula="of:=[Sheet1.B13]-[Sheet1.C13]" office:value-type="float" office:value="-13.1999999999998" calcext:value-type="float">
            <text:p>-13.2</text:p>
          </table:table-cell>
          <table:table-cell/>
          <table:table-cell office:value-type="float" office:value="440.50104" calcext:value-type="float">
            <text:p>440.50104</text:p>
          </table:table-cell>
          <table:table-cell table:number-columns-repeated="2"/>
          <table:table-cell office:value-type="float" office:value="53.47" calcext:value-type="float">
            <text:p>53.47</text:p>
          </table:table-cell>
          <table:table-cell table:number-columns-repeated="2"/>
          <table:table-cell office:value-type="float" office:value="36125696.05" calcext:value-type="float">
            <text:p>36125696.05</text:p>
          </table:table-cell>
          <table:table-cell office:value-type="float" office:value="36126748.0928" calcext:value-type="float">
            <text:p>36126748.0928</text:p>
          </table:table-cell>
          <table:table-cell table:style-name="ce4" table:formula="of:=([Sheet1.M13]-[Sheet1.L13])/[Sheet1.L13]" office:value-type="percentage" office:value="0.0000291217309293007" calcext:value-type="percentage">
            <text:p>0.00291217%</text:p>
          </table:table-cell>
          <table:table-cell office:value-type="float" office:value="19176024.11" calcext:value-type="float">
            <text:p>19,176,024.11</text:p>
          </table:table-cell>
          <table:table-cell table:style-name="Default" office:value-type="float" office:value="19176034.29" calcext:value-type="float">
            <text:p>19176034.29</text:p>
          </table:table-cell>
          <table:table-cell table:style-name="ce2" table:formula="of:=([Sheet1.P13]-[Sheet1.O13])/[Sheet1.O13]" office:value-type="percentage" office:value="0.000000530871255756988" calcext:value-type="percentage">
            <text:p>0.00005%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6" table:formula="of:=([Sheet1.S13]-[Sheet1.R13])/[Sheet1.R13]" office:value-type="percentage" office:value="0" calcext:value-type="percentage">
            <text:p>0.0000%</text:p>
          </table:table-cell>
          <table:table-cell/>
          <table:table-cell office:value-type="float" office:value="0.99557486" calcext:value-type="float">
            <text:p>0.99557486</text:p>
          </table:table-cell>
          <table:table-cell/>
          <table:table-cell office:value-type="float" office:value="1152.249356" calcext:value-type="float">
            <text:p>1152.249356</text:p>
          </table:table-cell>
          <table:table-cell office:value-type="float" office:value="1150.43844" calcext:value-type="float">
            <text:p>1150.43844</text:p>
          </table:table-cell>
          <table:table-cell table:style-name="ce8" table:formula="of:=([Sheet1.Y13]-[Sheet1.X13])/[Sheet1.X13]" office:value-type="percentage" office:value="-0.00157163550629933" calcext:value-type="percentage">
            <text:p>-0.157164%</text:p>
          </table:table-cell>
          <table:table-cell table:style-name="ce9" table:formula="of:=[.X13]-912.67" office:value-type="float" office:value="239.579356" calcext:value-type="float">
            <text:p>239.579356</text:p>
          </table:table-cell>
          <table:table-cell table:style-name="ce5" table:formula="of:=[.Y13]-912.67" office:value-type="float" office:value="237.76844" calcext:value-type="float">
            <text:p>237.77</text:p>
          </table:table-cell>
          <table:table-cell table:style-name="ce8" table:formula="of:=([Sheet1.AB13]-[Sheet1.AA13])/[Sheet1.AA13]" office:value-type="percentage" office:value="-0.00755873139587258" calcext:value-type="percentage">
            <text:p>-0.755873%</text:p>
          </table:table-cell>
          <table:table-cell office:value-type="float" office:value="1.89159" calcext:value-type="float">
            <text:p>1.89159</text:p>
          </table:table-cell>
          <table:table-cell office:value-type="float" office:value="1.891595" calcext:value-type="float">
            <text:p>1.891595</text:p>
          </table:table-cell>
          <table:table-cell table:style-name="ce8" table:formula="of:=([Sheet1.AE13]-[Sheet1.AD13])/[Sheet1.AD13]" office:value-type="percentage" office:value="0.00000264327893455279" calcext:value-type="percentage">
            <text:p>0.000264%</text:p>
          </table:table-cell>
          <table:table-cell office:value-type="float" office:value="0.652105601" calcext:value-type="float">
            <text:p>0.652105601</text:p>
          </table:table-cell>
          <table:table-cell office:value-type="float" office:value="0.65267751" calcext:value-type="float">
            <text:p>0.65267751</text:p>
          </table:table-cell>
          <table:table-cell table:style-name="ce8" table:formula="of:=([Sheet1.AH13]-[Sheet1.AG13])/[Sheet1.AG13]" office:value-type="percentage" office:value="0.000877018996804976" calcext:value-type="percentage">
            <text:p>0.087702%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38" calcext:value-type="float">
            <text:p>6738</text:p>
          </table:table-cell>
          <table:table-cell office:value-type="float" office:value="6757.5" calcext:value-type="float">
            <text:p>6757.5</text:p>
          </table:table-cell>
          <table:table-cell table:formula="of:=[Sheet1.B14]-[Sheet1.C14]" office:value-type="float" office:value="-19.5" calcext:value-type="float">
            <text:p>-19.5</text:p>
          </table:table-cell>
          <table:table-cell/>
          <table:table-cell office:value-type="float" office:value="492.34156" calcext:value-type="float">
            <text:p>492.34156</text:p>
          </table:table-cell>
          <table:table-cell table:number-columns-repeated="2"/>
          <table:table-cell office:value-type="float" office:value="51.83" calcext:value-type="float">
            <text:p>51.83</text:p>
          </table:table-cell>
          <table:table-cell table:number-columns-repeated="2"/>
          <table:table-cell office:value-type="float" office:value="35985820.4726" calcext:value-type="float">
            <text:p>35985820.4726</text:p>
          </table:table-cell>
          <table:table-cell office:value-type="float" office:value="35987255.4375" calcext:value-type="float">
            <text:p>35987255.4375</text:p>
          </table:table-cell>
          <table:table-cell table:style-name="ce4" table:formula="of:=([Sheet1.M14]-[Sheet1.L14])/[Sheet1.L14]" office:value-type="percentage" office:value="0.0000398758422388752" calcext:value-type="percentage">
            <text:p>0.00398758%</text:p>
          </table:table-cell>
          <table:table-cell office:value-type="float" office:value="18801010.96" calcext:value-type="float">
            <text:p>18,801,010.96</text:p>
          </table:table-cell>
          <table:table-cell table:style-name="Default" office:value-type="float" office:value="18801029.22" calcext:value-type="float">
            <text:p>18801029.22</text:p>
          </table:table-cell>
          <table:table-cell table:style-name="ce2" table:formula="of:=([Sheet1.P14]-[Sheet1.O14])/[Sheet1.O14]" office:value-type="percentage" office:value="0.000000971224368559904" calcext:value-type="percentage">
            <text:p>0.00010%</text:p>
          </table:table-cell>
          <table:table-cell table:number-columns-repeated="2" office:value-type="float" office:value="0.515" calcext:value-type="float">
            <text:p>0.515</text:p>
          </table:table-cell>
          <table:table-cell table:style-name="ce6" table:formula="of:=([Sheet1.S14]-[Sheet1.R14])/[Sheet1.R14]" office:value-type="percentage" office:value="0" calcext:value-type="percentage">
            <text:p>0.0000%</text:p>
          </table:table-cell>
          <table:table-cell/>
          <table:table-cell office:value-type="float" office:value="0.99518005" calcext:value-type="float">
            <text:p>0.99518005</text:p>
          </table:table-cell>
          <table:table-cell table:number-columns-repeated="7"/>
          <table:table-cell office:value-type="float" office:value="1.921476" calcext:value-type="float">
            <text:p>1.921476</text:p>
          </table:table-cell>
          <table:table-cell office:value-type="float" office:value="1.92148" calcext:value-type="float">
            <text:p>1.92148</text:p>
          </table:table-cell>
          <table:table-cell table:style-name="ce8" table:formula="of:=([Sheet1.AE14]-[Sheet1.AD14])/[Sheet1.AD14]" office:value-type="percentage" office:value="0.00000208173300114861" calcext:value-type="percentage">
            <text:p>0.000208%</text:p>
          </table:table-cell>
          <table:table-cell office:value-type="float" office:value="0.62633549" calcext:value-type="float">
            <text:p>0.62633549</text:p>
          </table:table-cell>
          <table:table-cell office:value-type="float" office:value="0.62630692" calcext:value-type="float">
            <text:p>0.62630692</text:p>
          </table:table-cell>
          <table:table-cell table:style-name="ce8" table:formula="of:=([Sheet1.AH14]-[Sheet1.AG14])/[Sheet1.AG14]" office:value-type="percentage" office:value="-0.0000456145315987212" calcext:value-type="percentage">
            <text:p>-0.004561%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83" calcext:value-type="float">
            <text:p>8283</text:p>
          </table:table-cell>
          <table:table-cell office:value-type="float" office:value="8310" calcext:value-type="float">
            <text:p>8310</text:p>
          </table:table-cell>
          <table:table-cell table:formula="of:=[Sheet1.B15]-[Sheet1.C15]" office:value-type="float" office:value="-27" calcext:value-type="float">
            <text:p>-27</text:p>
          </table:table-cell>
          <table:table-cell/>
          <table:table-cell office:value-type="float" office:value="542.678585" calcext:value-type="float">
            <text:p>542.678585</text:p>
          </table:table-cell>
          <table:table-cell table:number-columns-repeated="2"/>
          <table:table-cell office:value-type="float" office:value="50.32" calcext:value-type="float">
            <text:p>50.32</text:p>
          </table:table-cell>
          <table:table-cell table:number-columns-repeated="3"/>
          <table:table-cell office:value-type="float" office:value="35853833.8499" calcext:value-type="float">
            <text:p>35853833.8499</text:p>
          </table:table-cell>
          <table:table-cell table:style-name="ce4" table:formula="of:=([Sheet1.M14]-[Sheet1.L15])/[Sheet1.L15]" office:value-type="string" office:string-value="" calcext:value-type="error">
            <text:p>#DIV/0!</text:p>
          </table:table-cell>
          <table:table-cell office:value-type="float" office:value="18429668.99" calcext:value-type="float">
            <text:p>18,429,668.99</text:p>
          </table:table-cell>
          <table:table-cell table:style-name="Default" office:value-type="float" office:value="18429697.98" calcext:value-type="float">
            <text:p>18429697.98</text:p>
          </table:table-cell>
          <table:table-cell table:style-name="ce2" table:formula="of:=([Sheet1.P15]-[Sheet1.O15])/[Sheet1.O15]" office:value-type="percentage" office:value="0.00000157300709078477" calcext:value-type="percentage">
            <text:p>0.00016%</text:p>
          </table:table-cell>
          <table:table-cell table:number-columns-repeated="2" office:value-type="float" office:value="0.518" calcext:value-type="float">
            <text:p>0.518</text:p>
          </table:table-cell>
          <table:table-cell table:style-name="ce6" table:formula="of:=([Sheet1.S15]-[Sheet1.R15])/[Sheet1.R15]" office:value-type="percentage" office:value="0" calcext:value-type="percentage">
            <text:p>0.0000%</text:p>
          </table:table-cell>
          <table:table-cell table:style-name="ce7"/>
          <table:table-cell office:value-type="float" office:value="0.99478245" calcext:value-type="float">
            <text:p>0.99478245</text:p>
          </table:table-cell>
          <table:table-cell table:style-name="ce6"/>
          <table:table-cell table:number-columns-repeated="6"/>
          <table:table-cell office:value-type="float" office:value="1.9526026" calcext:value-type="float">
            <text:p>1.9526026</text:p>
          </table:table-cell>
          <table:table-cell office:value-type="float" office:value="1.952606" calcext:value-type="float">
            <text:p>1.952606</text:p>
          </table:table-cell>
          <table:table-cell table:style-name="ce8" table:formula="of:=([Sheet1.AE15]-[Sheet1.AD15])/[Sheet1.AD15]" office:value-type="percentage" office:value="0.00000174126573413592" calcext:value-type="percentage">
            <text:p>0.000174%</text:p>
          </table:table-cell>
          <table:table-cell office:value-type="float" office:value="0.620680224" calcext:value-type="float">
            <text:p>0.620680224</text:p>
          </table:table-cell>
          <table:table-cell office:value-type="float" office:value="0.62065824" calcext:value-type="float">
            <text:p>0.62065824</text:p>
          </table:table-cell>
          <table:table-cell table:style-name="ce8" table:formula="of:=([Sheet1.AH15]-[Sheet1.AG15])/[Sheet1.AG15]" office:value-type="percentage" office:value="-0.0000354192048496375" calcext:value-type="percentage">
            <text:p>-0.003542%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78" calcext:value-type="float">
            <text:p>9978</text:p>
          </table:table-cell>
          <table:table-cell office:value-type="float" office:value="10013.3" calcext:value-type="float">
            <text:p>10013.3</text:p>
          </table:table-cell>
          <table:table-cell table:formula="of:=[Sheet1.B16]-[Sheet1.C16]" office:value-type="float" office:value="-35.2999999999993" calcext:value-type="float">
            <text:p>-35.3</text:p>
          </table:table-cell>
          <table:table-cell/>
          <table:table-cell office:value-type="float" office:value="592.813144" calcext:value-type="float">
            <text:p>592.813144</text:p>
          </table:table-cell>
          <table:table-cell table:number-columns-repeated="2"/>
          <table:table-cell office:value-type="float" office:value="50.12" calcext:value-type="float">
            <text:p>50.12</text:p>
          </table:table-cell>
          <table:table-cell table:number-columns-repeated="3"/>
          <table:table-cell office:value-type="float" office:value="35724997.9188" calcext:value-type="float">
            <text:p>35724997.9188</text:p>
          </table:table-cell>
          <table:table-cell/>
          <table:table-cell office:value-type="float" office:value="18062009.63" calcext:value-type="float">
            <text:p>18,062,009.63</text:p>
          </table:table-cell>
          <table:table-cell table:style-name="Default" office:value-type="float" office:value="18062052.16" calcext:value-type="float">
            <text:p>18062052.16</text:p>
          </table:table-cell>
          <table:table-cell table:style-name="ce2" table:formula="of:=([Sheet1.P16]-[Sheet1.O16])/[Sheet1.O16]" office:value-type="percentage" office:value="0.00000235466600186903" calcext:value-type="percentage">
            <text:p>0.00024%</text:p>
          </table:table-cell>
          <table:table-cell table:number-columns-repeated="2" office:value-type="float" office:value="0.51" calcext:value-type="float">
            <text:p>0.51</text:p>
          </table:table-cell>
          <table:table-cell table:style-name="ce6" table:formula="of:=([Sheet1.S16]-[Sheet1.R16])/[Sheet1.R16]" office:value-type="percentage" office:value="0" calcext:value-type="percentage">
            <text:p>0.0000%</text:p>
          </table:table-cell>
          <table:table-cell table:style-name="ce7"/>
          <table:table-cell office:value-type="float" office:value="0.99439473" calcext:value-type="float">
            <text:p>0.99439473</text:p>
          </table:table-cell>
          <table:table-cell table:style-name="ce7"/>
          <table:table-cell table:number-columns-repeated="6"/>
          <table:table-cell office:value-type="float" office:value="1.984938" calcext:value-type="float">
            <text:p>1.984938</text:p>
          </table:table-cell>
          <table:table-cell office:value-type="float" office:value="1.984942" calcext:value-type="float">
            <text:p>1.984942</text:p>
          </table:table-cell>
          <table:table-cell table:style-name="ce8" table:formula="of:=([Sheet1.AE16]-[Sheet1.AD16])/[Sheet1.AD16]" office:value-type="percentage" office:value="0.00000201517629260611" calcext:value-type="percentage">
            <text:p>0.000202%</text:p>
          </table:table-cell>
          <table:table-cell office:value-type="float" office:value="0.611714384" calcext:value-type="float">
            <text:p>0.611714384</text:p>
          </table:table-cell>
          <table:table-cell office:value-type="float" office:value="0.61169595" calcext:value-type="float">
            <text:p>0.61169595</text:p>
          </table:table-cell>
          <table:table-cell table:style-name="ce8" table:formula="of:=([Sheet1.AH16]-[Sheet1.AG16])/[Sheet1.AG16]" office:value-type="percentage" office:value="-0.0000301349788106529" calcext:value-type="percentage">
            <text:p>-0.003013%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19" calcext:value-type="float">
            <text:p>11819</text:p>
          </table:table-cell>
          <table:table-cell office:value-type="float" office:value="11864.9" calcext:value-type="float">
            <text:p>11864.9</text:p>
          </table:table-cell>
          <table:table-cell table:formula="of:=[Sheet1.B17]-[Sheet1.C17]" office:value-type="float" office:value="-45.8999999999996" calcext:value-type="float">
            <text:p>-45.9</text:p>
          </table:table-cell>
          <table:table-cell/>
          <table:table-cell office:value-type="float" office:value="641.583388" calcext:value-type="float">
            <text:p>641.583388</text:p>
          </table:table-cell>
          <table:table-cell table:number-columns-repeated="2"/>
          <table:table-cell office:value-type="float" office:value="48.75" calcext:value-type="float">
            <text:p>48.75</text:p>
          </table:table-cell>
          <table:table-cell table:number-columns-repeated="3"/>
          <table:table-cell office:value-type="float" office:value="35599280.1458" calcext:value-type="float">
            <text:p>35599280.1458</text:p>
          </table:table-cell>
          <table:table-cell/>
          <table:table-cell office:value-type="float" office:value="17698031.06" calcext:value-type="float">
            <text:p>17,698,031.06</text:p>
          </table:table-cell>
          <table:table-cell table:style-name="Default" office:value-type="float" office:value="17698089.7" calcext:value-type="float">
            <text:p>17698089.7</text:p>
          </table:table-cell>
          <table:table-cell table:style-name="ce2" table:formula="of:=([Sheet1.P17]-[Sheet1.O17])/[Sheet1.O17]" office:value-type="percentage" office:value="0.00000331336292731063" calcext:value-type="percentage">
            <text:p>0.00033%</text:p>
          </table:table-cell>
          <table:table-cell table:number-columns-repeated="2" office:value-type="float" office:value="0.489" calcext:value-type="float">
            <text:p>0.489</text:p>
          </table:table-cell>
          <table:table-cell table:style-name="ce6" table:formula="of:=([Sheet1.S17]-[Sheet1.R17])/[Sheet1.R17]" office:value-type="percentage" office:value="0" calcext:value-type="percentage">
            <text:p>0.0000%</text:p>
          </table:table-cell>
          <table:table-cell table:style-name="ce7"/>
          <table:table-cell office:value-type="float" office:value="0.99406461" calcext:value-type="float">
            <text:p>0.99406461</text:p>
          </table:table-cell>
          <table:table-cell table:style-name="ce7"/>
          <table:table-cell table:number-columns-repeated="6"/>
          <table:table-cell office:value-type="float" office:value="2.018457" calcext:value-type="float">
            <text:p>2.018457</text:p>
          </table:table-cell>
          <table:table-cell office:value-type="float" office:value="2.018458" calcext:value-type="float">
            <text:p>2.018458</text:p>
          </table:table-cell>
          <table:table-cell table:style-name="ce8" table:formula="of:=([Sheet1.AE17]-[Sheet1.AD17])/[Sheet1.AD17]" office:value-type="percentage" office:value="0.000000495427943075175" calcext:value-type="percentage">
            <text:p>0.000050%</text:p>
          </table:table-cell>
          <table:table-cell office:value-type="float" office:value="0.588627882" calcext:value-type="float">
            <text:p>0.588627882</text:p>
          </table:table-cell>
          <table:table-cell office:value-type="float" office:value="0.58857565" calcext:value-type="float">
            <text:p>0.58857565</text:p>
          </table:table-cell>
          <table:table-cell table:style-name="ce8" table:formula="of:=([Sheet1.AH17]-[Sheet1.AG17])/[Sheet1.AG17]" office:value-type="percentage" office:value="-0.000088735178195383" calcext:value-type="percentage">
            <text:p>-0.008874%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804" calcext:value-type="float">
            <text:p>13804</text:p>
          </table:table-cell>
          <table:table-cell office:value-type="float" office:value="13861.7" calcext:value-type="float">
            <text:p>13861.7</text:p>
          </table:table-cell>
          <table:table-cell table:formula="of:=[Sheet1.B18]-[Sheet1.C18]" office:value-type="float" office:value="-57.7000000000007" calcext:value-type="float">
            <text:p>-57.7</text:p>
          </table:table-cell>
          <table:table-cell/>
          <table:table-cell office:value-type="float" office:value="689.658926" calcext:value-type="float">
            <text:p>689.658926</text:p>
          </table:table-cell>
          <table:table-cell table:number-columns-repeated="2"/>
          <table:table-cell office:value-type="float" office:value="48.06" calcext:value-type="float">
            <text:p>48.06</text:p>
          </table:table-cell>
          <table:table-cell table:number-columns-repeated="3"/>
          <table:table-cell office:value-type="float" office:value="35475199.8495" calcext:value-type="float">
            <text:p>35475199.8495</text:p>
          </table:table-cell>
          <table:table-cell/>
          <table:table-cell office:value-type="float" office:value="17337718.23" calcext:value-type="float">
            <text:p>17,337,718.23</text:p>
          </table:table-cell>
          <table:table-cell table:style-name="Default" office:value-type="float" office:value="17337796.27" calcext:value-type="float">
            <text:p>17337796.27</text:p>
          </table:table-cell>
          <table:table-cell table:style-name="ce2" table:formula="of:=([Sheet1.P18]-[Sheet1.O18])/[Sheet1.O18]" office:value-type="percentage" office:value="0.00000450116900989144" calcext:value-type="percentage">
            <text:p>0.00045%</text:p>
          </table:table-cell>
          <table:table-cell/>
          <table:table-cell office:value-type="float" office:value="0.495" calcext:value-type="float">
            <text:p>0.495</text:p>
          </table:table-cell>
          <table:table-cell/>
          <table:table-cell table:style-name="ce7"/>
          <table:table-cell office:value-type="float" office:value="0.99373566" calcext:value-type="float">
            <text:p>0.99373566</text:p>
          </table:table-cell>
          <table:table-cell table:style-name="ce7"/>
          <table:table-cell table:number-columns-repeated="6"/>
          <table:table-cell office:value-type="float" office:value="2.052929" calcext:value-type="float">
            <text:p>2.052929</text:p>
          </table:table-cell>
          <table:table-cell office:value-type="float" office:value="2.053126" calcext:value-type="float">
            <text:p>2.053126</text:p>
          </table:table-cell>
          <table:table-cell table:style-name="ce8" table:formula="of:=([Sheet1.AE18]-[Sheet1.AD18])/[Sheet1.AD18]" office:value-type="percentage" office:value="0.0000959604545505484" calcext:value-type="percentage">
            <text:p>0.009596%</text:p>
          </table:table-cell>
          <table:table-cell office:value-type="float" office:value="0.588627882" calcext:value-type="float">
            <text:p>0.588627882</text:p>
          </table:table-cell>
          <table:table-cell office:value-type="float" office:value="0.59695795" calcext:value-type="float">
            <text:p>0.59695795</text:p>
          </table:table-cell>
          <table:table-cell table:style-name="ce8" table:formula="of:=([Sheet1.AH18]-[Sheet1.AG18])/[Sheet1.AG18]" office:value-type="percentage" office:value="0.01415167078341" calcext:value-type="percentage">
            <text:p>1.415167%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931" calcext:value-type="float">
            <text:p>15931</text:p>
          </table:table-cell>
          <table:table-cell office:value-type="float" office:value="16003.2" calcext:value-type="float">
            <text:p>16003.2</text:p>
          </table:table-cell>
          <table:table-cell table:formula="of:=[Sheet1.B19]-[Sheet1.C19]" office:value-type="float" office:value="-72.2000000000007" calcext:value-type="float">
            <text:p>-72.2</text:p>
          </table:table-cell>
          <table:table-cell/>
          <table:table-cell office:value-type="float" office:value="738.005834" calcext:value-type="float">
            <text:p>738.005834</text:p>
          </table:table-cell>
          <table:table-cell table:number-columns-repeated="2"/>
          <table:table-cell office:value-type="float" office:value="48.33" calcext:value-type="float">
            <text:p>48.33</text:p>
          </table:table-cell>
          <table:table-cell table:number-columns-repeated="3"/>
          <table:table-cell office:value-type="float" office:value="35351468.5233" calcext:value-type="float">
            <text:p>35351468.5233</text:p>
          </table:table-cell>
          <table:table-cell/>
          <table:table-cell office:value-type="float" office:value="16981046.01" calcext:value-type="float">
            <text:p>16,981,046.01</text:p>
          </table:table-cell>
          <table:table-cell table:style-name="Default" office:value-type="float" office:value="16981146.33" calcext:value-type="float">
            <text:p>16981146.33</text:p>
          </table:table-cell>
          <table:table-cell table:style-name="ce2" table:formula="of:=([Sheet1.P19]-[Sheet1.O19])/[Sheet1.O19]" office:value-type="percentage" office:value="0.00000590776327544811" calcext:value-type="percentage">
            <text:p>0.00059%</text:p>
          </table:table-cell>
          <table:table-cell/>
          <table:table-cell office:value-type="float" office:value="0.494" calcext:value-type="float">
            <text:p>0.494</text:p>
          </table:table-cell>
          <table:table-cell/>
          <table:table-cell table:style-name="ce7"/>
          <table:table-cell office:value-type="float" office:value="0.99338678" calcext:value-type="float">
            <text:p>0.99338678</text:p>
          </table:table-cell>
          <table:table-cell table:style-name="ce7"/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203" calcext:value-type="float">
            <text:p>18203</text:p>
          </table:table-cell>
          <table:table-cell office:value-type="float" office:value="18290.9" calcext:value-type="float">
            <text:p>18290.9</text:p>
          </table:table-cell>
          <table:table-cell table:formula="of:=[Sheet1.B20]-[Sheet1.C20]" office:value-type="float" office:value="-87.9000000000015" calcext:value-type="float">
            <text:p>-87.9</text:p>
          </table:table-cell>
          <table:table-cell/>
          <table:table-cell office:value-type="float" office:value="787.109975" calcext:value-type="float">
            <text:p>787.109975</text:p>
          </table:table-cell>
          <table:table-cell table:number-columns-repeated="2"/>
          <table:table-cell office:value-type="float" office:value="49.09" calcext:value-type="float">
            <text:p>49.09</text:p>
          </table:table-cell>
          <table:table-cell table:number-columns-repeated="3"/>
          <table:table-cell office:value-type="float" office:value="35466951.756" calcext:value-type="float">
            <text:p>35466951.756</text:p>
          </table:table-cell>
          <table:table-cell/>
          <table:table-cell office:value-type="float" office:value="16627980.45" calcext:value-type="float">
            <text:p>16,627,980.45</text:p>
          </table:table-cell>
          <table:table-cell table:style-name="Default" office:value-type="float" office:value="16628105.58" calcext:value-type="float">
            <text:p>16628105.58</text:p>
          </table:table-cell>
          <table:table-cell table:style-name="ce2" table:formula="of:=([Sheet1.P20]-[Sheet1.O20])/[Sheet1.O20]" office:value-type="percentage" office:value="0.00000752526744766648" calcext:value-type="percentage">
            <text:p>0.00075%</text:p>
          </table:table-cell>
          <table:table-cell/>
          <table:table-cell office:value-type="float" office:value="0.51" calcext:value-type="float">
            <text:p>0.51</text:p>
          </table:table-cell>
          <table:table-cell/>
          <table:table-cell table:style-name="ce7"/>
          <table:table-cell office:value-type="float" office:value="0.99302733" calcext:value-type="float">
            <text:p>0.99302733</text:p>
          </table:table-cell>
          <table:table-cell table:style-name="ce7"/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623" calcext:value-type="float">
            <text:p>20623</text:p>
          </table:table-cell>
          <table:table-cell office:value-type="float" office:value="20728.8" calcext:value-type="float">
            <text:p>20728.8</text:p>
          </table:table-cell>
          <table:table-cell table:formula="of:=[Sheet1.B21]-[Sheet1.C21]" office:value-type="float" office:value="-105.799999999999" calcext:value-type="float">
            <text:p>-105.8</text:p>
          </table:table-cell>
          <table:table-cell office:value-type="string" calcext:value-type="string">
            <text:p>check end of thrust</text:p>
          </table:table-cell>
          <table:table-cell office:value-type="float" office:value="838.179651" calcext:value-type="float">
            <text:p>838.179651</text:p>
          </table:table-cell>
          <table:table-cell table:number-columns-repeated="2"/>
          <table:table-cell office:value-type="float" office:value="51.06" calcext:value-type="float">
            <text:p>51.06</text:p>
          </table:table-cell>
          <table:table-cell table:number-columns-repeated="3"/>
          <table:table-cell office:value-type="float" office:value="35580663.0497" calcext:value-type="float">
            <text:p>35580663.0497</text:p>
          </table:table-cell>
          <table:table-cell/>
          <table:table-cell office:value-type="float" office:value="16275659.33" calcext:value-type="float">
            <text:p>16,275,659.33</text:p>
          </table:table-cell>
          <table:table-cell table:style-name="Default" office:value-type="float" office:value="16275812.36" calcext:value-type="float">
            <text:p>16275812.36</text:p>
          </table:table-cell>
          <table:table-cell table:style-name="ce2" table:formula="of:=([Sheet1.P21]-[Sheet1.O21])/[Sheet1.O21]" office:value-type="percentage" office:value="0.00000940238406915153" calcext:value-type="percentage">
            <text:p>0.00094%</text:p>
          </table:table-cell>
          <table:table-cell/>
          <table:table-cell office:value-type="float" office:value="0.534" calcext:value-type="float">
            <text:p>0.534</text:p>
          </table:table-cell>
          <table:table-cell/>
          <table:table-cell table:style-name="ce7"/>
          <table:table-cell office:value-type="float" office:value="0.99264924" calcext:value-type="float">
            <text:p>0.99264924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198" calcext:value-type="float">
            <text:p>23198</text:p>
          </table:table-cell>
          <table:table-cell office:value-type="float" office:value="23323.6" calcext:value-type="float">
            <text:p>23323.6</text:p>
          </table:table-cell>
          <table:table-cell table:formula="of:=[Sheet1.B22]-[Sheet1.C22]" office:value-type="float" office:value="-125.599999999999" calcext:value-type="float">
            <text:p>-125.6</text:p>
          </table:table-cell>
          <table:table-cell/>
          <table:table-cell office:value-type="float" office:value="891.699701" calcext:value-type="float">
            <text:p>891.699701</text:p>
          </table:table-cell>
          <table:table-cell table:number-columns-repeated="2"/>
          <table:table-cell office:value-type="float" office:value="53.51" calcext:value-type="float">
            <text:p>53.51</text:p>
          </table:table-cell>
          <table:table-cell table:style-name="ce3" table:number-columns-repeated="2"/>
          <table:table-cell/>
          <table:table-cell office:value-type="float" office:value="35691733.5461" calcext:value-type="float">
            <text:p>35691733.5461</text:p>
          </table:table-cell>
          <table:table-cell/>
          <table:table-cell office:value-type="float" office:value="15924064.45" calcext:value-type="float">
            <text:p>15,924,064.45</text:p>
          </table:table-cell>
          <table:table-cell table:style-name="Default" office:value-type="float" office:value="15924247.99" calcext:value-type="float">
            <text:p>15924247.99</text:p>
          </table:table-cell>
          <table:table-cell table:style-name="ce2" table:formula="of:=([Sheet1.P22]-[Sheet1.O22])/[Sheet1.O22]" office:value-type="percentage" office:value="0.0000115259518433416" calcext:value-type="percentage">
            <text:p>0.00115%</text:p>
          </table:table-cell>
          <table:table-cell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0.99226654" calcext:value-type="float">
            <text:p>0.99226654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934" calcext:value-type="float">
            <text:p>25934</text:p>
          </table:table-cell>
          <table:table-cell office:value-type="float" office:value="26081.7" calcext:value-type="float">
            <text:p>26081.7</text:p>
          </table:table-cell>
          <table:table-cell table:formula="of:=[Sheet1.B23]-[Sheet1.C23]" office:value-type="float" office:value="-147.700000000001" calcext:value-type="float">
            <text:p>-147.7</text:p>
          </table:table-cell>
          <table:table-cell/>
          <table:table-cell office:value-type="float" office:value="946.997787" calcext:value-type="float">
            <text:p>946.997787</text:p>
          </table:table-cell>
          <table:table-cell table:number-columns-repeated="2"/>
          <table:table-cell office:value-type="float" office:value="55.28" calcext:value-type="float">
            <text:p>55.28</text:p>
          </table:table-cell>
          <table:table-cell table:style-name="ce3" table:number-columns-repeated="2"/>
          <table:table-cell/>
          <table:table-cell office:value-type="float" office:value="35799278.3092" calcext:value-type="float">
            <text:p>35799278.3092</text:p>
          </table:table-cell>
          <table:table-cell table:number-columns-repeated="2"/>
          <table:table-cell table:style-name="Default" office:value-type="float" office:value="15573388.7" calcext:value-type="float">
            <text:p>15573388.7</text:p>
          </table:table-cell>
          <table:table-cell table:style-name="ce2" table:formula="of:=([Sheet1.P23]-[Sheet1.O23])/[Sheet1.O23]" office:value-type="string" office:string-value="" calcext:value-type="error">
            <text:p>#DIV/0!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0.99184089" calcext:value-type="float">
            <text:p>0.99184089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835" calcext:value-type="float">
            <text:p>28835</text:p>
          </table:table-cell>
          <table:table-cell office:value-type="float" office:value="29007.1" calcext:value-type="float">
            <text:p>29007.1</text:p>
          </table:table-cell>
          <table:table-cell table:formula="of:=[Sheet1.B24]-[Sheet1.C24]" office:value-type="float" office:value="-172.099999999999" calcext:value-type="float">
            <text:p>-172.1</text:p>
          </table:table-cell>
          <table:table-cell/>
          <table:table-cell office:value-type="float" office:value="1003.308348" calcext:value-type="float">
            <text:p>1003.308348</text:p>
          </table:table-cell>
          <table:table-cell table:number-columns-repeated="2"/>
          <table:table-cell office:value-type="float" office:value="56.29" calcext:value-type="float">
            <text:p>56.29</text:p>
          </table:table-cell>
          <table:table-cell table:style-name="ce3" table:number-columns-repeated="2"/>
          <table:table-cell/>
          <table:table-cell office:value-type="float" office:value="35902360.3548" calcext:value-type="float">
            <text:p>35902360.3548</text:p>
          </table:table-cell>
          <table:table-cell table:number-columns-repeated="2"/>
          <table:table-cell table:style-name="Default" office:value-type="float" office:value="15223205.77" calcext:value-type="float">
            <text:p>15223205.77</text:p>
          </table:table-cell>
          <table:table-cell table:style-name="ce2" table:formula="of:=([Sheet1.P24]-[Sheet1.O24])/[Sheet1.O24]" office:value-type="string" office:string-value="" calcext:value-type="error">
            <text:p>#DIV/0!</text:p>
          </table:table-cell>
          <table:table-cell/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0.99129725" calcext:value-type="float">
            <text:p>0.9912972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903" calcext:value-type="float">
            <text:p>31903</text:p>
          </table:table-cell>
          <table:table-cell office:value-type="float" office:value="32103.1" calcext:value-type="float">
            <text:p>32103.1</text:p>
          </table:table-cell>
          <table:table-cell table:formula="of:=[Sheet1.B25]-[Sheet1.C25]" office:value-type="float" office:value="-200.099999999999" calcext:value-type="float">
            <text:p>-200.1</text:p>
          </table:table-cell>
          <table:table-cell/>
          <table:table-cell office:value-type="float" office:value="1060.641892" calcext:value-type="float">
            <text:p>1060.641892</text:p>
          </table:table-cell>
          <table:table-cell table:number-columns-repeated="2"/>
          <table:table-cell office:value-type="float" office:value="57.31" calcext:value-type="float">
            <text:p>57.31</text:p>
          </table:table-cell>
          <table:table-cell table:style-name="ce3" table:number-columns-repeated="2"/>
          <table:table-cell/>
          <table:table-cell office:value-type="float" office:value="36000082.9103" calcext:value-type="float">
            <text:p>36000082.9103</text:p>
          </table:table-cell>
          <table:table-cell table:number-columns-repeated="2"/>
          <table:table-cell table:style-name="Default" office:value-type="float" office:value="14873665.37" calcext:value-type="float">
            <text:p>14873665.37</text:p>
          </table:table-cell>
          <table:table-cell table:style-name="ce2" table:formula="of:=([Sheet1.P25]-[Sheet1.O25])/[Sheet1.O25]" office:value-type="string" office:string-value="" calcext:value-type="error">
            <text:p>#DIV/0!</text:p>
          </table:table-cell>
          <table:table-cell/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0.99060042" calcext:value-type="float">
            <text:p>0.99060042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143" calcext:value-type="float">
            <text:p>35143</text:p>
          </table:table-cell>
          <table:table-cell office:value-type="float" office:value="35372.6" calcext:value-type="float">
            <text:p>35372.6</text:p>
          </table:table-cell>
          <table:table-cell table:formula="of:=[Sheet1.B26]-[Sheet1.C26]" office:value-type="float" office:value="-229.599999999999" calcext:value-type="float">
            <text:p>-229.6</text:p>
          </table:table-cell>
          <table:table-cell/>
          <table:table-cell office:value-type="float" office:value="1119.012529" calcext:value-type="float">
            <text:p>1119.012529</text:p>
          </table:table-cell>
          <table:table-cell table:number-columns-repeated="2"/>
          <table:table-cell office:value-type="float" office:value="58.34" calcext:value-type="float">
            <text:p>58.34</text:p>
          </table:table-cell>
          <table:table-cell table:style-name="ce3" table:number-columns-repeated="2"/>
          <table:table-cell/>
          <table:table-cell office:value-type="float" office:value="36091660.644" calcext:value-type="float">
            <text:p>36091660.644</text:p>
          </table:table-cell>
          <table:table-cell table:number-columns-repeated="2"/>
          <table:table-cell table:style-name="Default" office:value-type="float" office:value="14524728.92" calcext:value-type="float">
            <text:p>14524728.92</text:p>
          </table:table-cell>
          <table:table-cell table:style-name="ce2" table:formula="of:=([Sheet1.P26]-[Sheet1.O26])/[Sheet1.O26]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98974553" calcext:value-type="float">
            <text:p>0.98974553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555" calcext:value-type="float">
            <text:p>38555</text:p>
          </table:table-cell>
          <table:table-cell office:value-type="float" office:value="38817.3" calcext:value-type="float">
            <text:p>38817.3</text:p>
          </table:table-cell>
          <table:table-cell table:formula="of:=[Sheet1.B27]-[Sheet1.C27]" office:value-type="float" office:value="-262.300000000003" calcext:value-type="float">
            <text:p>-262.3</text:p>
          </table:table-cell>
          <table:table-cell/>
          <table:table-cell office:value-type="float" office:value="1177.470326" calcext:value-type="float">
            <text:p>1177.470326</text:p>
          </table:table-cell>
          <table:table-cell table:number-columns-repeated="2"/>
          <table:table-cell office:value-type="float" office:value="58.42" calcext:value-type="float">
            <text:p>58.42</text:p>
          </table:table-cell>
          <table:table-cell table:style-name="ce3" table:number-columns-repeated="2"/>
          <table:table-cell/>
          <table:table-cell office:value-type="float" office:value="36175632.1802" calcext:value-type="float">
            <text:p>36175632.1802</text:p>
          </table:table-cell>
          <table:table-cell table:number-columns-repeated="2"/>
          <table:table-cell table:style-name="Default" office:value-type="float" office:value="14176353.97" calcext:value-type="float">
            <text:p>14176353.97</text:p>
          </table:table-cell>
          <table:table-cell table:style-name="ce2" table:formula="of:=([Sheet1.P27]-[Sheet1.O27])/[Sheet1.O27]" office:value-type="string" office:string-value="" calcext:value-type="error">
            <text:p>#DIV/0!</text:p>
          </table:table-cell>
          <table:table-cell/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0.98872014" calcext:value-type="float">
            <text:p>0.98872014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38" calcext:value-type="float">
            <text:p>42138</text:p>
          </table:table-cell>
          <table:table-cell office:value-type="float" office:value="42436.1" calcext:value-type="float">
            <text:p>42436.1</text:p>
          </table:table-cell>
          <table:table-cell table:formula="of:=[Sheet1.B28]-[Sheet1.C28]" office:value-type="float" office:value="-298.099999999999" calcext:value-type="float">
            <text:p>-298.1</text:p>
          </table:table-cell>
          <table:table-cell/>
          <table:table-cell office:value-type="float" office:value="1235.066949" calcext:value-type="float">
            <text:p>1235.066949</text:p>
          </table:table-cell>
          <table:table-cell table:number-columns-repeated="2"/>
          <table:table-cell office:value-type="float" office:value="57.55" calcext:value-type="float">
            <text:p>57.55</text:p>
          </table:table-cell>
          <table:table-cell table:style-name="ce3" table:number-columns-repeated="2"/>
          <table:table-cell/>
          <table:table-cell office:value-type="float" office:value="36250133.6929" calcext:value-type="float">
            <text:p>36250133.6929</text:p>
          </table:table-cell>
          <table:table-cell table:number-columns-repeated="2"/>
          <table:table-cell table:style-name="Default" office:value-type="float" office:value="13828490.09" calcext:value-type="float">
            <text:p>13828490.09</text:p>
          </table:table-cell>
          <table:table-cell table:style-name="ce2" table:formula="of:=([Sheet1.P28]-[Sheet1.O28])/[Sheet1.O28]" office:value-type="string" office:string-value="" calcext:value-type="error">
            <text:p>#DIV/0!</text:p>
          </table:table-cell>
          <table:table-cell/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0.98748513" calcext:value-type="float">
            <text:p>0.98748513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888.6" calcext:value-type="float">
            <text:p>45888.6</text:p>
          </table:table-cell>
          <table:table-cell office:value-type="float" office:value="46226.4" calcext:value-type="float">
            <text:p>46226.4</text:p>
          </table:table-cell>
          <table:table-cell table:formula="of:=[Sheet1.B29]-[Sheet1.C29]" office:value-type="float" office:value="-337.800000000003" calcext:value-type="float">
            <text:p>-337.8</text:p>
          </table:table-cell>
          <table:table-cell/>
          <table:table-cell office:value-type="float" office:value="1291.823289" calcext:value-type="float">
            <text:p>1291.823289</text:p>
          </table:table-cell>
          <table:table-cell table:number-columns-repeated="2"/>
          <table:table-cell office:value-type="float" office:value="56.71" calcext:value-type="float">
            <text:p>56.71</text:p>
          </table:table-cell>
          <table:table-cell table:style-name="ce3" table:number-columns-repeated="2"/>
          <table:table-cell/>
          <table:table-cell office:value-type="float" office:value="36315447.2143" calcext:value-type="float">
            <text:p>36315447.2143</text:p>
          </table:table-cell>
          <table:table-cell table:number-columns-repeated="2"/>
          <table:table-cell table:style-name="Default" office:value-type="float" office:value="13481076.65" calcext:value-type="float">
            <text:p>13481076.65</text:p>
          </table:table-cell>
          <table:table-cell table:style-name="ce2" table:formula="of:=([Sheet1.P29]-[Sheet1.O29])/[Sheet1.O29]" office:value-type="string" office:string-value="" calcext:value-type="error">
            <text:p>#DIV/0!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0.98599765" calcext:value-type="float">
            <text:p>0.98599765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804" calcext:value-type="float">
            <text:p>49804</text:p>
          </table:table-cell>
          <table:table-cell office:value-type="float" office:value="50185.8" calcext:value-type="float">
            <text:p>50185.8</text:p>
          </table:table-cell>
          <table:table-cell table:formula="of:=[Sheet1.B30]-[Sheet1.C30]" office:value-type="float" office:value="-381.800000000003" calcext:value-type="float">
            <text:p>-381.8</text:p>
          </table:table-cell>
          <table:table-cell/>
          <table:table-cell office:value-type="float" office:value="1347.764558" calcext:value-type="float">
            <text:p>1347.764558</text:p>
          </table:table-cell>
          <table:table-cell table:number-columns-repeated="2"/>
          <table:table-cell office:value-type="float" office:value="55.89" calcext:value-type="float">
            <text:p>55.89</text:p>
          </table:table-cell>
          <table:table-cell table:style-name="ce3" table:number-columns-repeated="2"/>
          <table:table-cell/>
          <table:table-cell office:value-type="float" office:value="36372087.5257" calcext:value-type="float">
            <text:p>36372087.5257</text:p>
          </table:table-cell>
          <table:table-cell table:number-columns-repeated="2"/>
          <table:table-cell table:style-name="Default" office:value-type="float" office:value="13134055.81" calcext:value-type="float">
            <text:p>13134055.81</text:p>
          </table:table-cell>
          <table:table-cell table:style-name="ce2" table:formula="of:=([Sheet1.P30]-[Sheet1.O30])/[Sheet1.O30]" office:value-type="string" office:string-value="" calcext:value-type="error">
            <text:p>#DIV/0!</text:p>
          </table:table-cell>
          <table:table-cell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0.9842325" calcext:value-type="float">
            <text:p>0.9842325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882" calcext:value-type="float">
            <text:p>53882</text:p>
          </table:table-cell>
          <table:table-cell office:value-type="float" office:value="54311.8" calcext:value-type="float">
            <text:p>54311.8</text:p>
          </table:table-cell>
          <table:table-cell table:formula="of:=[Sheet1.B31]-[Sheet1.C31]" office:value-type="float" office:value="-429.800000000003" calcext:value-type="float">
            <text:p>-429.8</text:p>
          </table:table-cell>
          <table:table-cell/>
          <table:table-cell office:value-type="float" office:value="1402.918587" calcext:value-type="float">
            <text:p>1402.918587</text:p>
          </table:table-cell>
          <table:table-cell table:number-columns-repeated="2"/>
          <table:table-cell office:value-type="float" office:value="55.09" calcext:value-type="float">
            <text:p>55.09</text:p>
          </table:table-cell>
          <table:table-cell table:style-name="ce3" table:number-columns-repeated="2"/>
          <table:table-cell/>
          <table:table-cell office:value-type="float" office:value="36420694.7602" calcext:value-type="float">
            <text:p>36420694.7602</text:p>
          </table:table-cell>
          <table:table-cell table:number-columns-repeated="2"/>
          <table:table-cell table:style-name="Default" office:value-type="float" office:value="12787373.71" calcext:value-type="float">
            <text:p>12787373.71</text:p>
          </table:table-cell>
          <table:table-cell table:style-name="ce2" table:formula="of:=([Sheet1.P31]-[Sheet1.O31])/[Sheet1.O31]" office:value-type="string" office:string-value="" calcext:value-type="error">
            <text:p>#DIV/0!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98215943" calcext:value-type="float">
            <text:p>0.98215943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120" calcext:value-type="float">
            <text:p>58120</text:p>
          </table:table-cell>
          <table:table-cell office:value-type="float" office:value="58602.2" calcext:value-type="float">
            <text:p>58602.2</text:p>
          </table:table-cell>
          <table:table-cell table:formula="of:=[Sheet1.B32]-[Sheet1.C32]" office:value-type="float" office:value="-482.199999999997" calcext:value-type="float">
            <text:p>-482.2</text:p>
          </table:table-cell>
          <table:table-cell/>
          <table:table-cell office:value-type="float" office:value="1457.316324" calcext:value-type="float">
            <text:p>1457.316324</text:p>
          </table:table-cell>
          <table:table-cell table:number-columns-repeated="2"/>
          <table:table-cell office:value-type="float" office:value="54.33" calcext:value-type="float">
            <text:p>54.33</text:p>
          </table:table-cell>
          <table:table-cell table:style-name="ce3" table:number-columns-repeated="2"/>
          <table:table-cell/>
          <table:table-cell office:value-type="float" office:value="36461988.1097" calcext:value-type="float">
            <text:p>36461988.1097</text:p>
          </table:table-cell>
          <table:table-cell table:number-columns-repeated="2"/>
          <table:table-cell table:style-name="Default" office:value-type="float" office:value="12440981.05" calcext:value-type="float">
            <text:p>12440981.05</text:p>
          </table:table-cell>
          <table:table-cell table:style-name="ce2" table:formula="of:=([Sheet1.P32]-[Sheet1.O32])/[Sheet1.O32]" office:value-type="string" office:string-value="" calcext:value-type="error">
            <text:p>#DIV/0!</text:p>
          </table:table-cell>
          <table:table-cell/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0.97974105" calcext:value-type="float">
            <text:p>0.97974105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513" calcext:value-type="float">
            <text:p>62513</text:p>
          </table:table-cell>
          <table:table-cell office:value-type="float" office:value="63054.6" calcext:value-type="float">
            <text:p>63054.6</text:p>
          </table:table-cell>
          <table:table-cell table:formula="of:=[Sheet1.B33]-[Sheet1.C33]" office:value-type="float" office:value="-541.599999999999" calcext:value-type="float">
            <text:p>-541.6</text:p>
          </table:table-cell>
          <table:table-cell/>
          <table:table-cell office:value-type="float" office:value="1510.992548" calcext:value-type="float">
            <text:p>1510.992548</text:p>
          </table:table-cell>
          <table:table-cell table:number-columns-repeated="2"/>
          <table:table-cell office:value-type="float" office:value="53.59" calcext:value-type="float">
            <text:p>53.59</text:p>
          </table:table-cell>
          <table:table-cell table:style-name="ce3" table:number-columns-repeated="2"/>
          <table:table-cell/>
          <table:table-cell office:value-type="float" office:value="36496725.7271" calcext:value-type="float">
            <text:p>36496725.7271</text:p>
          </table:table-cell>
          <table:table-cell table:number-columns-repeated="2"/>
          <table:table-cell table:style-name="Default" office:value-type="float" office:value="12094833.35" calcext:value-type="float">
            <text:p>12094833.35</text:p>
          </table:table-cell>
          <table:table-cell table:style-name="ce2" table:formula="of:=([Sheet1.P33]-[Sheet1.O33])/[Sheet1.O33]" office:value-type="string" office:string-value="" calcext:value-type="error">
            <text:p>#DIV/0!</text:p>
          </table:table-cell>
          <table:table-cell/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0.97693375" calcext:value-type="float">
            <text:p>0.97693375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060" calcext:value-type="float">
            <text:p>67060</text:p>
          </table:table-cell>
          <table:table-cell office:value-type="float" office:value="67667.1" calcext:value-type="float">
            <text:p>67667.1</text:p>
          </table:table-cell>
          <table:table-cell table:formula="of:=[Sheet1.B34]-[Sheet1.C34]" office:value-type="float" office:value="-607.100000000006" calcext:value-type="float">
            <text:p>-607.1</text:p>
          </table:table-cell>
          <table:table-cell/>
          <table:table-cell office:value-type="float" office:value="1563.986498" calcext:value-type="float">
            <text:p>1563.986498</text:p>
          </table:table-cell>
          <table:table-cell table:number-columns-repeated="2"/>
          <table:table-cell office:value-type="float" office:value="52.9" calcext:value-type="float">
            <text:p>52.9</text:p>
          </table:table-cell>
          <table:table-cell table:style-name="ce3" table:number-columns-repeated="2"/>
          <table:table-cell/>
          <table:table-cell office:value-type="float" office:value="36525655.55" calcext:value-type="float">
            <text:p>36525655.55</text:p>
          </table:table-cell>
          <table:table-cell table:number-columns-repeated="2"/>
          <table:table-cell table:style-name="Default" office:value-type="float" office:value="11748891.08" calcext:value-type="float">
            <text:p>11748891.08</text:p>
          </table:table-cell>
          <table:table-cell table:style-name="ce2" table:formula="of:=([Sheet1.P34]-[Sheet1.O34])/[Sheet1.O34]" office:value-type="string" office:string-value="" calcext:value-type="error">
            <text:p>#DIV/0!</text:p>
          </table:table-cell>
          <table:table-cell/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0.97368777" calcext:value-type="float">
            <text:p>0.97368777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758" calcext:value-type="float">
            <text:p>71758</text:p>
          </table:table-cell>
          <table:table-cell office:value-type="float" office:value="72437.6" calcext:value-type="float">
            <text:p>72437.6</text:p>
          </table:table-cell>
          <table:table-cell table:formula="of:=[Sheet1.B35]-[Sheet1.C35]" office:value-type="float" office:value="-679.600000000006" calcext:value-type="float">
            <text:p>-679.6</text:p>
          </table:table-cell>
          <table:table-cell/>
          <table:table-cell office:value-type="float" office:value="1616.3425" calcext:value-type="float">
            <text:p>1616.3425</text:p>
          </table:table-cell>
          <table:table-cell table:number-columns-repeated="2"/>
          <table:table-cell office:value-type="float" office:value="52.25" calcext:value-type="float">
            <text:p>52.25</text:p>
          </table:table-cell>
          <table:table-cell table:style-name="ce3" table:number-columns-repeated="2"/>
          <table:table-cell/>
          <table:table-cell office:value-type="float" office:value="36549424.4025" calcext:value-type="float">
            <text:p>36549424.4025</text:p>
          </table:table-cell>
          <table:table-cell table:number-columns-repeated="2"/>
          <table:table-cell table:style-name="Default" office:value-type="float" office:value="11403119.45" calcext:value-type="float">
            <text:p>11403119.45</text:p>
          </table:table-cell>
          <table:table-cell table:style-name="ce2" table:formula="of:=([Sheet1.P35]-[Sheet1.O35])/[Sheet1.O35]" office:value-type="string" office:string-value="" calcext:value-type="error">
            <text:p>#DIV/0!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0.96994724" calcext:value-type="float">
            <text:p>0.96994724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77364.3" calcext:value-type="float">
            <text:p>77364.3</text:p>
          </table:table-cell>
          <table:table-cell table:formula="of:=[Sheet1.B36]-[Sheet1.C36]" office:value-type="float" office:value="-761.300000000003" calcext:value-type="float">
            <text:p>-761.3</text:p>
          </table:table-cell>
          <table:table-cell/>
          <table:table-cell office:value-type="float" office:value="1668.110601" calcext:value-type="float">
            <text:p>1668.110601</text:p>
          </table:table-cell>
          <table:table-cell table:number-columns-repeated="2"/>
          <table:table-cell office:value-type="float" office:value="51.64" calcext:value-type="float">
            <text:p>51.64</text:p>
          </table:table-cell>
          <table:table-cell table:number-columns-repeated="2"/>
          <table:table-cell office:value-type="float" office:value="36565623.326" calcext:value-type="float">
            <text:p>36565623.326</text:p>
          </table:table-cell>
          <table:table-cell office:value-type="float" office:value="36568783.1702" calcext:value-type="float">
            <text:p>36568783.1702</text:p>
          </table:table-cell>
          <table:table-cell/>
          <table:table-cell office:value-type="float" office:value="11056863.28" calcext:value-type="float">
            <text:p>11,056,863.28</text:p>
          </table:table-cell>
          <table:table-cell table:style-name="Default" office:value-type="float" office:value="11057487.7" calcext:value-type="float">
            <text:p>11057487.7</text:p>
          </table:table-cell>
          <table:table-cell table:style-name="ce2" table:formula="of:=([Sheet1.P36]-[Sheet1.O36])/[Sheet1.O36]" office:value-type="percentage" office:value="0.0000564735209423631" calcext:value-type="percentage">
            <text:p>0.00565%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96565043" calcext:value-type="float">
            <text:p>0.96565043</text:p>
          </table:table-cell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82351.05" calcext:value-type="float">
            <text:p>82351.05</text:p>
          </table:table-cell>
          <table:table-cell table:formula="of:=[Sheet1.B37]-[Sheet1.C37]" office:value-type="float" office:value="-757.050000000003" calcext:value-type="float">
            <text:p>-757.05</text:p>
          </table:table-cell>
          <table:table-cell/>
          <table:table-cell office:value-type="float" office:value="1717.918472" calcext:value-type="float">
            <text:p>1717.918472</text:p>
          </table:table-cell>
          <table:table-cell table:number-columns-repeated="2"/>
          <table:table-cell office:value-type="float" office:value="51.58" calcext:value-type="float">
            <text:p>51.58</text:p>
          </table:table-cell>
          <table:table-cell table:number-columns-repeated="2"/>
          <table:table-cell office:value-type="float" office:value="36461713.06" calcext:value-type="float">
            <text:p>36461713.06</text:p>
          </table:table-cell>
          <table:table-cell office:value-type="float" office:value="36584178.647" calcext:value-type="float">
            <text:p>36584178.647</text:p>
          </table:table-cell>
          <table:table-cell/>
          <table:table-cell office:value-type="float" office:value="10711326.72" calcext:value-type="float">
            <text:p>10,711,326.72</text:p>
          </table:table-cell>
          <table:table-cell table:style-name="Default" office:value-type="float" office:value="10930197.16" calcext:value-type="float">
            <text:p>10930197.16</text:p>
          </table:table-cell>
          <table:table-cell table:style-name="ce2" table:formula="of:=([Sheet1.P37]-[Sheet1.O37])/[Sheet1.O37]" office:value-type="percentage" office:value="0.020433550924306" calcext:value-type="percentage">
            <text:p>2.04336%</text:p>
          </table:table-cell>
          <table:table-cell table:number-columns-repeated="4"/>
          <table:table-cell office:value-type="float" office:value="0.96072958" calcext:value-type="float">
            <text:p>0.96072958</text:p>
          </table:table-cell>
          <table:table-cell table:number-columns-repeated="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/>
          <table:table-cell table:formula="of:=[Sheet1.B38]-[Sheet1.C38]" office:value-type="float" office:value="86730" calcext:value-type="float">
            <text:p>86730</text:p>
          </table:table-cell>
          <table:table-cell table:number-columns-repeated="7"/>
          <table:table-cell office:value-type="float" office:value="34791219.5626" calcext:value-type="float">
            <text:p>34791219.5626</text:p>
          </table:table-cell>
          <table:table-cell table:number-columns-repeated="2"/>
          <table:table-cell office:value-type="float" office:value="10367230.19" calcext:value-type="float">
            <text:p>10,367,230.19</text:p>
          </table:table-cell>
          <table:table-cell office:value-type="float" office:value="10365916.29" calcext:value-type="float">
            <text:p>10,365,916.29</text:p>
          </table:table-cell>
          <table:table-cell table:style-name="ce2" table:formula="of:=([Sheet1.P38]-[Sheet1.O38])/[Sheet1.O38]" office:value-type="percentage" office:value="-0.00012673587601708" calcext:value-type="percentage">
            <text:p>-0.01267%</text:p>
          </table:table-cell>
          <table:table-cell table:number-columns-repeated="2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table:number-columns-repeated="9"/>
          <table:table-cell office:value-type="float" office:value="33257650.04" calcext:value-type="float">
            <text:p>33257650.04</text:p>
          </table:table-cell>
          <table:table-cell table:number-columns-repeated="2"/>
          <table:table-cell office:value-type="float" office:value="10042076" calcext:value-type="float">
            <text:p>10,042,076.00</text:p>
          </table:table-cell>
          <table:table-cell office:value-type="float" office:value="10040762.1" calcext:value-type="float">
            <text:p>10,040,762.10</text:p>
          </table:table-cell>
          <table:table-cell table:style-name="ce2" table:formula="of:=([Sheet1.P39]-[Sheet1.O39])/[Sheet1.O39]" office:value-type="percentage" office:value="-0.000130839479804811" calcext:value-type="percentage">
            <text:p>-0.01308%</text:p>
          </table:table-cell>
          <table:table-cell table:number-columns-repeated="2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table:number-columns-repeated="9"/>
          <table:table-cell office:value-type="float" office:value="29786635.7" calcext:value-type="float">
            <text:p>29786635.7</text:p>
          </table:table-cell>
          <table:table-cell table:number-columns-repeated="2"/>
          <table:table-cell office:value-type="float" office:value="9734270.15" calcext:value-type="float">
            <text:p>9,734,270.15</text:p>
          </table:table-cell>
          <table:table-cell office:value-type="float" office:value="9732956.25" calcext:value-type="float">
            <text:p>9,732,956.25</text:p>
          </table:table-cell>
          <table:table-cell table:style-name="ce2" table:formula="of:=([Sheet1.P40]-[Sheet1.O40])/[Sheet1.O40]" office:value-type="percentage" office:value="-0.000134976734747841" calcext:value-type="percentage">
            <text:p>-0.01350%</text:p>
          </table:table-cell>
          <table:table-cell table:number-columns-repeated="2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table:number-columns-repeated="9"/>
          <table:table-cell office:value-type="float" office:value="27651124.61" calcext:value-type="float">
            <text:p>27651124.61</text:p>
          </table:table-cell>
          <table:table-cell table:number-columns-repeated="2"/>
          <table:table-cell office:value-type="float" office:value="9465464.3" calcext:value-type="float">
            <text:p>9,465,464.30</text:p>
          </table:table-cell>
          <table:table-cell office:value-type="float" office:value="9464150.4" calcext:value-type="float">
            <text:p>9,464,150.40</text:p>
          </table:table-cell>
          <table:table-cell table:style-name="ce2" table:formula="of:=([Sheet1.P41]-[Sheet1.O41])/[Sheet1.O41]" office:value-type="percentage" office:value="-0.000138809883842716" calcext:value-type="percentage">
            <text:p>-0.01388%</text:p>
          </table:table-cell>
          <table:table-cell table:number-columns-repeated="2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table:number-columns-repeated="9"/>
          <table:table-cell office:value-type="float" office:value="26209795.72" calcext:value-type="float">
            <text:p>26209795.72</text:p>
          </table:table-cell>
          <table:table-cell table:number-columns-repeated="2"/>
          <table:table-cell office:value-type="float" office:value="9220658.45" calcext:value-type="float">
            <text:p>9,220,658.45</text:p>
          </table:table-cell>
          <table:table-cell office:value-type="float" office:value="9219344.55" calcext:value-type="float">
            <text:p>9,219,344.55</text:p>
          </table:table-cell>
          <table:table-cell table:style-name="ce2" table:formula="of:=([Sheet1.P42]-[Sheet1.O42])/[Sheet1.O42]" office:value-type="percentage" office:value="-0.000142495246638109" calcext:value-type="percentage">
            <text:p>-0.01425%</text:p>
          </table:table-cell>
          <table:table-cell table:number-columns-repeated="2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table:number-columns-repeated="9"/>
          <table:table-cell office:value-type="float" office:value="23908904.2" calcext:value-type="float">
            <text:p>23908904.2</text:p>
          </table:table-cell>
          <table:table-cell table:number-columns-repeated="2"/>
          <table:table-cell office:value-type="float" office:value="8992052.6" calcext:value-type="float">
            <text:p>8,992,052.60</text:p>
          </table:table-cell>
          <table:table-cell office:value-type="float" office:value="8990738.7" calcext:value-type="float">
            <text:p>8,990,738.70</text:p>
          </table:table-cell>
          <table:table-cell table:style-name="ce2" table:formula="of:=([Sheet1.P43]-[Sheet1.O43])/[Sheet1.O43]" office:value-type="percentage" office:value="-0.000146117917504216" calcext:value-type="percentage">
            <text:p>-0.01461%</text:p>
          </table:table-cell>
          <table:table-cell table:number-columns-repeated="26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table:number-columns-repeated="9"/>
          <table:table-cell office:value-type="float" office:value="23909018.67" calcext:value-type="float">
            <text:p>23909018.67</text:p>
          </table:table-cell>
          <table:table-cell table:number-columns-repeated="2"/>
          <table:table-cell office:value-type="float" office:value="8185292.405" calcext:value-type="float">
            <text:p>8,185,292.41</text:p>
          </table:table-cell>
          <table:table-cell office:value-type="float" office:value="8185292.78" calcext:value-type="float">
            <text:p>8,185,292.78</text:p>
          </table:table-cell>
          <table:table-cell table:style-name="ce2" table:formula="of:=([Sheet1.P44]-[Sheet1.O44])/[Sheet1.O44]" office:value-type="percentage" office:value="0.0000000458138795103924" calcext:value-type="percentage">
            <text:p>0.00000%</text:p>
          </table:table-cell>
          <table:table-cell table:number-columns-repeated="2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  <table:table-cell office:value-type="float" office:value="23911948.8" calcext:value-type="float">
            <text:p>23911948.8</text:p>
          </table:table-cell>
          <table:table-cell table:number-columns-repeated="2"/>
          <table:table-cell office:value-type="float" office:value="7989246.75" calcext:value-type="float">
            <text:p>7,989,246.75</text:p>
          </table:table-cell>
          <table:table-cell office:value-type="float" office:value="7989247.12" calcext:value-type="float">
            <text:p>7,989,247.12</text:p>
          </table:table-cell>
          <table:table-cell table:style-name="ce2" table:formula="of:=([Sheet1.P45]-[Sheet1.O45])/[Sheet1.O45]" office:value-type="percentage" office:value="0.0000000463122509154895" calcext:value-type="percentage">
            <text:p>0.00000%</text:p>
          </table:table-cell>
          <table:table-cell table:number-columns-repeated="2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5"/>
          <table:table-cell table:style-name="ce2" table:formula="of:=([Sheet1.P46]-[Sheet1.O46])/[Sheet1.O46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5"/>
          <table:table-cell table:style-name="ce2" table:formula="of:=([Sheet1.P47]-[Sheet1.O47])/[Sheet1.O47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5"/>
          <table:table-cell table:style-name="ce2" table:formula="of:=([Sheet1.P48]-[Sheet1.O48])/[Sheet1.O48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5"/>
          <table:table-cell table:style-name="ce2" table:formula="of:=([Sheet1.P49]-[Sheet1.O49])/[Sheet1.O49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5"/>
          <table:table-cell table:style-name="ce2" table:formula="of:=([Sheet1.P50]-[Sheet1.O50])/[Sheet1.O50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5"/>
          <table:table-cell table:style-name="ce2" table:formula="of:=([Sheet1.P51]-[Sheet1.O51])/[Sheet1.O51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5"/>
          <table:table-cell table:style-name="ce2" table:formula="of:=([Sheet1.P52]-[Sheet1.O52])/[Sheet1.O52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3"/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style-name="ce2" table:formula="of:=([Sheet1.P53]-[Sheet1.O53])/[Sheet1.O53]" office:value-type="percentage" office:value="0.0000000562928755997981" calcext:value-type="percentage">
            <text:p>0.00001%</text:p>
          </table:table-cell>
          <table:table-cell table:number-columns-repeated="2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3"/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style-name="ce2" table:formula="of:=([Sheet1.P54]-[Sheet1.O54])/[Sheet1.O54]" office:value-type="percentage" office:value="0.0000000567950534627202" calcext:value-type="percentage">
            <text:p>0.00001%</text:p>
          </table:table-cell>
          <table:table-cell table:number-columns-repeated="2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style-name="ce2" table:formula="of:=([Sheet1.P55]-[Sheet1.O55])/[Sheet1.O55]" office:value-type="percentage" office:value="0.0000000572520640354369" calcext:value-type="percentage">
            <text:p>0.00001%</text:p>
          </table:table-cell>
          <table:table-cell table:number-columns-repeated="26"/>
        </table:table-row>
        <table:table-row table:style-name="ro1">
          <table:table-cell office:value-type="float" office:value="140.1" calcext:value-type="float">
            <text:p>140.1</text:p>
          </table:table-cell>
          <table:table-cell table:number-columns-repeated="13"/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style-name="ce2" table:formula="of:=([Sheet1.P56]-[Sheet1.O56])/[Sheet1.O56]" office:value-type="percentage" office:value="0.0000000580485929430894" calcext:value-type="percentage">
            <text:p>0.00001%</text:p>
          </table:table-cell>
          <table:table-cell table:number-columns-repeated="2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  <table:table-cell table:style-name="ce5" table:formula="of:=[.O57]-[.P57]" office:value-type="float" office:value="-76326.4199999999" calcext:value-type="float">
            <text:p>-76,326.42</text:p>
          </table:table-cell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style-name="ce2" table:formula="of:=([Sheet1.P57]-[Sheet1.O57])/[Sheet1.O57]" office:value-type="percentage" office:value="0.0119993470715873" calcext:value-type="percentage">
            <text:p>1.19993%</text:p>
          </table:table-cell>
          <table:table-cell table:number-columns-repeated="2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5"/>
          <table:table-cell table:style-name="ce2" table:formula="of:=([Sheet1.P58]-[Sheet1.O58])/[Sheet1.O58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5"/>
          <table:table-cell table:style-name="ce2" table:formula="of:=([Sheet1.P59]-[Sheet1.O59])/[Sheet1.O59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5"/>
          <table:table-cell table:style-name="ce2" table:formula="of:=([Sheet1.P60]-[Sheet1.O60])/[Sheet1.O60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2" table:formula="of:=([Sheet1.P61]-[Sheet1.O61])/[Sheet1.O61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2" table:formula="of:=([Sheet1.P62]-[Sheet1.O62])/[Sheet1.O62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2" table:formula="of:=([Sheet1.P63]-[Sheet1.O63])/[Sheet1.O63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2" table:formula="of:=([Sheet1.P64]-[Sheet1.O64])/[Sheet1.O64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2" table:formula="of:=([Sheet1.P65]-[Sheet1.O65])/[Sheet1.O65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2" table:formula="of:=([Sheet1.P66]-[Sheet1.O66])/[Sheet1.O66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2" table:formula="of:=([Sheet1.P67]-[Sheet1.O67])/[Sheet1.O67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2" table:formula="of:=([Sheet1.P68]-[Sheet1.O68])/[Sheet1.O68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2" table:formula="of:=([Sheet1.P69]-[Sheet1.O69])/[Sheet1.O69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 table:number-rows-repeated="1048506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2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total burned</text:p>
          </table:table-cell>
          <table:table-cell office:value-type="string" calcext:value-type="string">
            <text:p>burned per engine</text:p>
          </table:table-cell>
          <table:table-cell office:value-type="string" calcext:value-type="string">
            <text:p>per sec</text:p>
          </table:table-cell>
          <table:table-cell office:value-type="float" office:value="3600000" calcext:value-type="float">
            <text:p>3600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7244.185" calcext:value-type="float">
            <text:p>1067244.185</text:p>
          </table:table-cell>
          <table:table-cell table:formula="of:=[Sheet2.B5]-[Sheet2.B4]" office:value-type="float" office:value="176900.0739" calcext:value-type="float">
            <text:p>176900.0739</text:p>
          </table:table-cell>
          <table:table-cell table:formula="of:=[Sheet2.C5]/4" office:value-type="float" office:value="44225.018475" calcext:value-type="float">
            <text:p>44225.018475</text:p>
          </table:table-cell>
          <table:table-cell table:formula="of:=[Sheet2.D5]/3" office:value-type="float" office:value="14741.672825" calcext:value-type="float">
            <text:p>14741.672825</text:p>
          </table:table-cell>
          <table:table-cell/>
          <table:table-cell table:formula="of:=[Sheet2.F4]/[Sheet2.E5]" office:value-type="float" office:value="244.205663952524" calcext:value-type="float">
            <text:p>244.2056639525</text:p>
          </table:table-cell>
          <table:table-cell table:formula="of:=[Sheet2.G5]*4" office:value-type="float" office:value="976.822655810094" calcext:value-type="float">
            <text:p>976.822655810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 office:value-type="string" calcext:value-type="string">
            <text:p>m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492.5028" calcext:value-type="float">
            <text:p>59492.5028</text:p>
          </table:table-cell>
          <table:table-cell office:value-type="float" office:value="59492.5028709" calcext:value-type="float">
            <text:p>59492.5028709</text:p>
          </table:table-cell>
          <table:table-cell table:formula="of:=[Sheet2.E12]-[Sheet2.F12]" office:value-type="float" office:value="-0.0000709000014467165" calcext:value-type="float">
            <text:p>-0.0000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982.9835" calcext:value-type="float">
            <text:p>118982.9835</text:p>
          </table:table-cell>
          <table:table-cell office:value-type="float" office:value="118982.982112" calcext:value-type="float">
            <text:p>118982.982112</text:p>
          </table:table-cell>
          <table:table-cell table:formula="of:=[Sheet2.E13]-[Sheet2.F13]" office:value-type="float" office:value="0.00138800000422634" calcext:value-type="float">
            <text:p>0.001388</text:p>
          </table:table-cell>
          <table:table-cell table:formula="of:=[Sheet2.G13]-[Sheet2.G12]" office:value-type="float" office:value="0.00145890000567306" calcext:value-type="float">
            <text:p>0.0014589</text:p>
          </table:table-cell>
        </table:table-row>
        <table:table-row table:style-name="ro1">
          <table:table-cell table:number-columns-repeated="4"/>
          <table:table-cell office:value-type="float" office:value="178467.0032" calcext:value-type="float">
            <text:p>178467.0032</text:p>
          </table:table-cell>
          <table:table-cell office:value-type="float" office:value="178466.999873" calcext:value-type="float">
            <text:p>178466.999873</text:p>
          </table:table-cell>
          <table:table-cell table:formula="of:=[Sheet2.E14]-[Sheet2.F14]" office:value-type="float" office:value="0.00332700001308694" calcext:value-type="float">
            <text:p>0.003327</text:p>
          </table:table-cell>
          <table:table-cell table:formula="of:=[Sheet2.G14]-[Sheet2.G13]" office:value-type="float" office:value="0.0019390000088606" calcext:value-type="float">
            <text:p>0.001939</text:p>
          </table:table-cell>
        </table:table-row>
        <table:table-row table:style-name="ro1">
          <table:table-cell table:number-columns-repeated="4"/>
          <table:table-cell office:value-type="float" office:value="356889.7938" calcext:value-type="float">
            <text:p>356889.7938</text:p>
          </table:table-cell>
          <table:table-cell office:value-type="float" office:value="356884.005853" calcext:value-type="float">
            <text:p>356884.005853</text:p>
          </table:table-cell>
          <table:table-cell table:formula="of:=[Sheet2.E15]-[Sheet2.F15]" office:value-type="float" office:value="5.78794700000435" calcext:value-type="float">
            <text:p>5.787947</text:p>
          </table:table-cell>
          <table:table-cell table:formula="of:=[Sheet2.G15]-[Sheet2.G14]" office:value-type="float" office:value="5.78461999999126" calcext:value-type="float">
            <text:p>5.78462</text:p>
          </table:table-cell>
        </table:table-row>
        <table:table-row table:style-name="ro1">
          <table:table-cell table:number-columns-repeated="4"/>
          <table:table-cell office:value-type="float" office:value="535103.5158" calcext:value-type="float">
            <text:p>535103.5158</text:p>
          </table:table-cell>
          <table:table-cell office:value-type="float" office:value="535097.718966" calcext:value-type="float">
            <text:p>535097.718966</text:p>
          </table:table-cell>
          <table:table-cell table:formula="of:=[Sheet2.E16]-[Sheet2.F16]" office:value-type="float" office:value="5.79683400003705" calcext:value-type="float">
            <text:p>5.796834</text:p>
          </table:table-cell>
          <table:table-cell table:formula="of:=[Sheet2.G16]-[Sheet2.G15]" office:value-type="float" office:value="0.0088870000327006" calcext:value-type="float">
            <text:p>0.008887</text:p>
          </table:table-cell>
        </table:table-row>
        <table:table-row table:style-name="ro1">
          <table:table-cell table:number-columns-repeated="4"/>
          <table:table-cell office:value-type="float" office:value="712978.2774" calcext:value-type="float">
            <text:p>712978.2774</text:p>
          </table:table-cell>
          <table:table-cell office:value-type="float" office:value="712972.460072" calcext:value-type="float">
            <text:p>712972.460072</text:p>
          </table:table-cell>
          <table:table-cell table:formula="of:=[Sheet2.E17]-[Sheet2.F17]" office:value-type="float" office:value="5.81732799997553" calcext:value-type="float">
            <text:p>5.817328</text:p>
          </table:table-cell>
          <table:table-cell table:formula="of:=[Sheet2.G17]-[Sheet2.G16]" office:value-type="float" office:value="0.0204939999384806" calcext:value-type="float">
            <text:p>0.0204939999</text:p>
          </table:table-cell>
        </table:table-row>
        <table:table-row table:style-name="ro1">
          <table:table-cell table:number-columns-repeated="4"/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py</text:p>
          </table:table-cell>
          <table:table-cell table:formula="of:=[Sheet2.E18]-[Sheet2.F18]" office:value-type="string" office:string-value="" calcext:value-type="error">
            <text:p>#VALUE!</text:p>
          </table:table-cell>
          <table:table-cell table:formula="of:=[Sheet2.G18]-[Sheet2.G17]" office:value-type="string" office:string-value="" calcext:value-type="error">
            <text:p>#VALUE!</text:p>
          </table:table-cell>
        </table:table-row>
      </table:table>
      <table:table table:name="Av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.680215" calcext:value-type="float">
            <text:p>1.6802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.997209034" calcext:value-type="float">
            <text:p>0.99720903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(SQRT(2*[.C1]*[.C1]-[.C2]*[.C2])-[.C2])/2" office:value-type="float" office:value="0.579799284337744" calcext:value-type="float">
            <text:p>0.5797992843</text:p>
          </table:table-cell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v.H4]*[Av.H4]+[Av.I4]*[Av.I4])" office:value-type="float" office:value="1.68455604905269" calcext:value-type="float">
            <text:p>1.68455604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lve for a</text:p>
          </table:table-cell>
          <table:table-cell table:formula="of:=SQRT([Av.J5]*[Av.J5]-[Av.I5]*[Av.I5])" office:value-type="float" office:value="1.5732956652898" calcext:value-type="float">
            <text:p>1.5732956653</text:p>
          </table:table-cell>
          <table:table-cell table:formula="of:=[.C6]" office:value-type="float" office:value="0.589799284337744" calcext:value-type="float">
            <text:p>0.5897992843</text:p>
          </table:table-cell>
          <table:table-cell table:formula="of:=[.C1]" office:value-type="float" office:value="1.680215" calcext:value-type="float">
            <text:p>1.680215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[.C4]+0.01" office:value-type="float" office:value="0.589799284337744" calcext:value-type="float">
            <text:p>0.589799284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table:formula="of:=[.H5]-[.C2]" office:value-type="float" office:value="0.576086631289803" calcext:value-type="float">
            <text:p>0.5760866313</text:p>
          </table:table-cell>
          <table:table-cell table:number-columns-repeated="7"/>
        </table:table-row>
      </table:table>
      <table:table table:name="ADC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RM has variable burn rate</text:p>
          </table:table-cell>
          <table:table-cell table:number-columns-repeated="4"/>
          <table:table-cell office:value-type="string" calcext:value-type="string">
            <text:p>ADC predicted</text:p>
          </table:table-cell>
          <table:table-cell office:value-type="string" calcext:value-type="string">
            <text:p>ADC actual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00012" calcext:value-type="float">
            <text:p>0.00012</text:p>
          </table:table-cell>
          <table:table-cell table:number-columns-repeated="7"/>
          <table:table-cell office:value-type="string" calcext:value-type="string">
            <text:p>A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86" calcext:value-type="float">
            <text:p>0.00086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2" calcext:value-type="float">
            <text:p>0.00012</text:p>
          </table:table-cell>
          <table:table-cell table:formula="of:=[ADC.G5]-[ADC.F4]" office:value-type="float" office:value="0.000028861" calcext:value-type="float">
            <text:p>0.000028861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float" office:value="0.555809" calcext:value-type="float">
            <text:p>0.555809</text:p>
          </table:table-cell>
          <table:table-cell office:value-type="float" office:value="0.9973364" calcext:value-type="float">
            <text:p>0.9973364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5]+[ADC.O5]" office:value-type="float" office:value="1.5531454" calcext:value-type="float">
            <text:p>1.5531454</text:p>
          </table:table-cell>
          <table:table-cell/>
          <table:table-cell table:formula="of:=[ADC.P5]-[ADC.R5]" office:value-type="float" office:value="0.000268600000000063" calcext:value-type="float">
            <text:p>0.0002686</text:p>
          </table:table-cell>
        </table:table-row>
        <table:table-row table:style-name="ro1">
          <table:table-cell table:number-columns-repeated="5"/>
          <table:table-cell office:value-type="float" office:value="0.0022" calcext:value-type="float">
            <text:p>0.0022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888861" calcext:value-type="float">
            <text:p>0.000888861</text:p>
          </table:table-cell>
          <table:table-cell table:formula="of:=[ADC.G6]-[ADC.F5]" office:value-type="float" office:value="-0.000118214" calcext:value-type="float">
            <text:p>-0.000118214</text:p>
          </table:table-cell>
          <table:table-cell table:formula="of:=[ADC.G6]-[ADC.H6]" office:value-type="float" office:value="-0.000147075" calcext:value-type="float">
            <text:p>-0.000147075</text:p>
          </table:table-cell>
          <table:table-cell table:number-columns-repeated="2"/>
          <table:table-cell office:value-type="string" calcext:value-type="string">
            <text:p>his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6]+[ADC.O6]" office:value-type="float" office:value="1.552526395" calcext:value-type="float">
            <text:p>1.552526395</text:p>
          </table:table-cell>
          <table:table-cell/>
          <table:table-cell table:formula="of:=[ADC.P6]-[ADC.R6]" office:value-type="float" office:value="0.000887604999999958" calcext:value-type="float">
            <text:p>0.000887605</text:p>
          </table:table-cell>
        </table:table-row>
        <table:table-row table:style-name="ro1">
          <table:table-cell table:number-columns-repeated="6"/>
          <table:table-cell office:value-type="float" office:value="0.002027446" calcext:value-type="float">
            <text:p>0.002027446</text:p>
          </table:table-cell>
          <table:table-cell office:value-type="float" office:value="0.002081786" calcext:value-type="float">
            <text:p>0.002081786</text:p>
          </table:table-cell>
          <table:table-cell table:formula="of:=[ADC.G7]-[ADC.F6]" office:value-type="float" office:value="-0.000172554" calcext:value-type="float">
            <text:p>-0.000172554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[ADC.G8]-[ADC.F7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DC.E17]*[ADC.E17]+[ADC.F17]*[ADC.F17])" office:value-type="float" office:value="1.68455604905269" calcext:value-type="float">
            <text:p>1.684556049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a</text:p>
          </table:table-cell>
          <table:table-cell table:formula="of:=SQRT([ADC.G18]*[ADC.G18]-[ADC.F18]*[ADC.F18])" office:value-type="float" office:value="0.653448596278383" calcext:value-type="float">
            <text:p>0.6534485963</text:p>
          </table:table-cell>
          <table:table-cell table:formula="of:=0.55+0.995753363" office:value-type="float" office:value="1.545753363" calcext:value-type="float">
            <text:p>1.545753363</text:p>
          </table:table-cell>
          <table:table-cell office:value-type="float" office:value="1.678198" calcext:value-type="float">
            <text:p>1.678198</text:p>
          </table:table-cell>
          <table:table-cell/>
          <table:table-cell table:formula="of:=[.E18]-0.652705601" office:value-type="float" office:value="0.000742995278383174" calcext:value-type="float">
            <text:p>0.0007429953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table:formula="of:=[.E18]-0.975000412" office:value-type="float" office:value="-0.321551815721617" calcext:value-type="float">
            <text:p>-0.3215518157</text:p>
          </table:table-cell>
          <table:table-cell table:number-columns-repeated="1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6"/>
          <table:table-cell table:formula="of:=0.55519+0.99733695" office:value-type="float" office:value="1.55252695" calcext:value-type="float">
            <text:p>1.552526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0.555189+0.9973364" office:value-type="float" office:value="1.5525254" calcext:value-type="float">
            <text:p>1.5525254</text:p>
          </table:table-cell>
          <table:table-cell table:number-columns-repeated="13"/>
        </table:table-row>
      </table:table>
      <table:table table:name="SRM tail off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is alt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rust of SRM</text:p>
          </table:table-cell>
          <table:table-cell office:value-type="string" calcext:value-type="string">
            <text:p>Fuel burned</text:p>
          </table:table-cell>
          <table:table-cell office:value-type="string" calcext:value-type="string">
            <text:p>Assigned burn rate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36565623.326" calcext:value-type="float">
            <text:p>36565623.326</text:p>
          </table:table-cell>
          <table:table-cell office:value-type="float" office:value="11056863.28" calcext:value-type="float">
            <text:p>11056863.2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36461713.06" calcext:value-type="float">
            <text:p>36461713.06</text:p>
          </table:table-cell>
          <table:table-cell office:value-type="float" office:value="10711326.72" calcext:value-type="float">
            <text:p>10711326.72</text:p>
          </table:table-cell>
          <table:table-cell/>
          <table:table-cell table:formula="of:=[.D5]-[.D4]" office:value-type="float" office:value="-345536.559999999" calcext:value-type="float">
            <text:p>-345536.559999999</text:p>
          </table:table-cell>
          <table:table-cell table:formula="of:=[.F5]+[.$D$26]*([.A5]-[.A4])" office:value-type="float" office:value="-142730.709999999" calcext:value-type="float">
            <text:p>-142730.709999999</text:p>
          </table:table-cell>
          <table:table-cell office:value-type="float" office:value="-122350.34" calcext:value-type="float">
            <text:p>-122350.3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 office:value-type="float" office:value="34791219.5626" calcext:value-type="float">
            <text:p>34791219.5626</text:p>
          </table:table-cell>
          <table:table-cell office:value-type="float" office:value="10367230.19" calcext:value-type="float">
            <text:p>10367230.19</text:p>
          </table:table-cell>
          <table:table-cell/>
          <table:table-cell table:formula="of:=[.D6]-[.D5]" office:value-type="float" office:value="-344096.530000001" calcext:value-type="float">
            <text:p>-344096.530000001</text:p>
          </table:table-cell>
          <table:table-cell table:formula="of:=[.F6]+[.$D$26]*([.A6]-[.A5])" office:value-type="float" office:value="-141290.680000001" calcext:value-type="float">
            <text:p>-141290.680000001</text:p>
          </table:table-cell>
          <table:table-cell office:value-type="float" office:value="-122349.34" calcext:value-type="float">
            <text:p>-122349.3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office:value-type="float" office:value="33257650.04" calcext:value-type="float">
            <text:p>33257650.04</text:p>
          </table:table-cell>
          <table:table-cell office:value-type="float" office:value="10042076" calcext:value-type="float">
            <text:p>10042076</text:p>
          </table:table-cell>
          <table:table-cell/>
          <table:table-cell table:formula="of:=[.D7]-[.D6]" office:value-type="float" office:value="-325154.189999999" calcext:value-type="float">
            <text:p>-325154.189999999</text:p>
          </table:table-cell>
          <table:table-cell table:formula="of:=[.F7]+[.$D$26]*([.A7]-[.A6])" office:value-type="float" office:value="-122348.34" calcext:value-type="float">
            <text:p>-122348.34</text:p>
          </table:table-cell>
          <table:table-cell office:value-type="float" office:value="-122348.34" calcext:value-type="float">
            <text:p>-122348.34</text:p>
          </table:table-cell>
          <table:table-cell table:number-columns-repeated="3"/>
          <table:table-cell table:formula="of:=[.G7]/12" office:value-type="float" office:value="-10195.695" calcext:value-type="float">
            <text:p>-10195.6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office:value-type="float" office:value="29786635.7" calcext:value-type="float">
            <text:p>29786635.7</text:p>
          </table:table-cell>
          <table:table-cell office:value-type="float" office:value="9734270.15" calcext:value-type="float">
            <text:p>9734270.15</text:p>
          </table:table-cell>
          <table:table-cell/>
          <table:table-cell table:formula="of:=[.D8]-[.D7]" office:value-type="float" office:value="-307805.85" calcext:value-type="float">
            <text:p>-307805.85</text:p>
          </table:table-cell>
          <table:table-cell table:formula="of:=[.F8]+[.$D$26]*([.A8]-[.A7])" office:value-type="float" office:value="-105000" calcext:value-type="float">
            <text:p>-105000</text:p>
          </table:table-cell>
          <table:table-cell table:formula="of:=[.H7]-[.$J$11]" office:value-type="float" office:value="-98211.2549999995" calcext:value-type="float">
            <text:p>-98211.2549999995</text:p>
          </table:table-cell>
          <table:table-cell table:number-columns-repeated="3"/>
          <table:table-cell table:formula="of:=[.G8]/12" office:value-type="float" office:value="-8749.99999999997" calcext:value-type="float">
            <text:p>-875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office:value-type="float" office:value="27651124.61" calcext:value-type="float">
            <text:p>27651124.61</text:p>
          </table:table-cell>
          <table:table-cell office:value-type="float" office:value="9465464.3" calcext:value-type="float">
            <text:p>9465464.3</text:p>
          </table:table-cell>
          <table:table-cell/>
          <table:table-cell table:formula="of:=[.D9]-[.D8]" office:value-type="float" office:value="-268805.85" calcext:value-type="float">
            <text:p>-268805.85</text:p>
          </table:table-cell>
          <table:table-cell table:formula="of:=[.F9]+[.$D$26]*([.A9]-[.A8])" office:value-type="float" office:value="-65999.9999999997" calcext:value-type="float">
            <text:p>-65999.9999999997</text:p>
          </table:table-cell>
          <table:table-cell table:formula="of:=[.H8]-[.$J$11]" office:value-type="float" office:value="-74074.1699999996" calcext:value-type="float">
            <text:p>-74074.1699999996</text:p>
          </table:table-cell>
          <table:table-cell table:number-columns-repeated="3"/>
          <table:table-cell table:formula="of:=[.G9]/12" office:value-type="float" office:value="-5499.99999999997" calcext:value-type="float">
            <text:p>-55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office:value-type="float" office:value="26209795.72" calcext:value-type="float">
            <text:p>26209795.72</text:p>
          </table:table-cell>
          <table:table-cell office:value-type="float" office:value="9220658.45" calcext:value-type="float">
            <text:p>9220658.45</text:p>
          </table:table-cell>
          <table:table-cell/>
          <table:table-cell table:formula="of:=[.D10]-[.D9]" office:value-type="float" office:value="-244805.850000001" calcext:value-type="float">
            <text:p>-244805.850000001</text:p>
          </table:table-cell>
          <table:table-cell table:formula="of:=[.F10]+[.$D$26]*([.A10]-[.A9])" office:value-type="float" office:value="-42000.0000000015" calcext:value-type="float">
            <text:p>-42000.0000000015</text:p>
          </table:table-cell>
          <table:table-cell table:formula="of:=[.H9]-[.$J$11]" office:value-type="float" office:value="-49937.0849999996" calcext:value-type="float">
            <text:p>-49937.0849999996</text:p>
          </table:table-cell>
          <table:table-cell table:number-columns-repeated="3"/>
          <table:table-cell table:formula="of:=[.G10]/12" office:value-type="float" office:value="-3500.00000000013" calcext:value-type="float">
            <text:p>-3500.000000000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office:value-type="float" office:value="23908904.2" calcext:value-type="float">
            <text:p>23908904.2</text:p>
          </table:table-cell>
          <table:table-cell office:value-type="float" office:value="8992052.6" calcext:value-type="float">
            <text:p>8992052.6</text:p>
          </table:table-cell>
          <table:table-cell/>
          <table:table-cell table:formula="of:=[.D11]-[.D10]" office:value-type="float" office:value="-228605.85" calcext:value-type="float">
            <text:p>-228605.85</text:p>
          </table:table-cell>
          <table:table-cell table:formula="of:=[.F11]+[.$D$26]*([.A11]-[.A10])" office:value-type="float" office:value="-25799.9999999996" calcext:value-type="float">
            <text:p>-25799.9999999996</text:p>
          </table:table-cell>
          <table:table-cell table:formula="of:=[.H10]-[.$J$11]" office:value-type="float" office:value="-25799.9999999996" calcext:value-type="float">
            <text:p>-25799.9999999996</text:p>
          </table:table-cell>
          <table:table-cell table:formula="of:=[.G7]-[.G11]" office:value-type="float" office:value="-96548.3399999999" calcext:value-type="float">
            <text:p>-96548.3399999999</text:p>
          </table:table-cell>
          <table:table-cell table:formula="of:=[.I11]/4" office:value-type="float" office:value="-24137.085" calcext:value-type="float">
            <text:p>-24137.085</text:p>
          </table:table-cell>
          <table:table-cell/>
          <table:table-cell table:formula="of:=[.G11]/12" office:value-type="float" office:value="-2149.99999999997" calcext:value-type="float">
            <text:p>-2150</text:p>
          </table:table-cell>
          <table:table-cell table:number-columns-repeated="5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office:value-type="float" office:value="23909018.67" calcext:value-type="float">
            <text:p>23909018.67</text:p>
          </table:table-cell>
          <table:table-cell office:value-type="float" office:value="8185292.405" calcext:value-type="float">
            <text:p>8185292.405</text:p>
          </table:table-cell>
          <table:table-cell/>
          <table:table-cell table:formula="of:=[.D12]-[.D11]" office:value-type="float" office:value="-806760.194999999" calcext:value-type="float">
            <text:p>-806760.194999999</text:p>
          </table:table-cell>
          <table:table-cell table:formula="of:=[.F12]+[.$D$26]*([.A12]-[.A11])" office:value-type="float" office:value="-800000" calcext:value-type="float">
            <text:p>-80000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3911948.8" calcext:value-type="float">
            <text:p>23911948.8</text:p>
          </table:table-cell>
          <table:table-cell office:value-type="float" office:value="7989246.75" calcext:value-type="float">
            <text:p>7989246.75</text:p>
          </table:table-cell>
          <table:table-cell/>
          <table:table-cell table:formula="of:=[.D13]-[.D12]" office:value-type="float" office:value="-196045.655" calcext:value-type="float">
            <text:p>-196045.655</text:p>
          </table:table-cell>
          <table:table-cell table:formula="of:=[.F13]+[.$D$26]*([.A13]-[.A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5"/>
          <table:table-cell office:value-type="float" office:value="49466.66666666" calcext:value-type="float">
            <text:p>49466.66666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rate of all other engines</text:p>
          </table:table-cell>
          <table:table-cell table:number-columns-repeated="13"/>
          <table:table-cell office:value-type="float" office:value="4500" calcext:value-type="float">
            <text:p>4500</text:p>
          </table:table-cell>
          <table:table-cell table:formula="of:=[.P21]/[.P22]" office:value-type="float" office:value="10.9925925925911" calcext:value-type="float">
            <text:p>10.9925925926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42160" calcext:value-type="float">
            <text:p>421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31.5" calcext:value-type="float">
            <text:p>2631.5</text:p>
          </table:table-cell>
          <table:table-cell office:value-type="float" office:value="6" calcext:value-type="float">
            <text:p>6</text:p>
          </table:table-cell>
          <table:table-cell table:formula="of:=[.B24]*[.C24]" office:value-type="float" office:value="15789" calcext:value-type="float">
            <text:p>15789</text:p>
          </table:table-cell>
          <table:table-cell table:number-columns-repeated="8"/>
          <table:table-cell office:value-type="string" calcext:value-type="string">
            <text:p>thrust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target rate</text:p>
          </table:table-cell>
          <table:table-cell office:value-type="string" calcext:value-type="string">
            <text:p>spec</text:p>
          </table:table-cell>
          <table:table-cell/>
        </table:table-row>
        <table:table-row table:style-name="ro1">
          <table:table-cell/>
          <table:table-cell office:value-type="float" office:value="1072.55" calcext:value-type="float">
            <text:p>1072.55</text:p>
          </table:table-cell>
          <table:table-cell office:value-type="float" office:value="9" calcext:value-type="float">
            <text:p>9</text:p>
          </table:table-cell>
          <table:table-cell table:formula="of:=[.B25]*[.C25]" office:value-type="float" office:value="9652.95" calcext:value-type="float">
            <text:p>9652.95</text:p>
          </table:table-cell>
          <table:table-cell table:number-columns-repeated="8"/>
          <table:table-cell office:value-type="float" office:value="1472915.13269" calcext:value-type="float">
            <text:p>1472915.13269</text:p>
          </table:table-cell>
          <table:table-cell office:value-type="float" office:value="0.409143092415" calcext:value-type="float">
            <text:p>0.4091430924</text:p>
          </table:table-cell>
          <table:table-cell office:value-type="float" office:value="5500" calcext:value-type="float">
            <text:p>5500</text:p>
          </table:table-cell>
          <table:table-cell office:value-type="float" office:value="267.802751399" calcext:value-type="float">
            <text:p>267.802751399</text:p>
          </table:table-cell>
          <table:table-cell/>
        </table:table-row>
        <table:table-row table:style-name="ro1">
          <table:table-cell table:number-columns-repeated="3"/>
          <table:table-cell table:formula="of:=SUM([.D23:.D25])" office:value-type="float" office:value="67601.95" calcext:value-type="float">
            <text:p>67601.9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M25]*[.N25]" office:value-type="float" office:value="602633.052253637" calcext:value-type="float">
            <text:p>602633.052253637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RB fuel over tim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000" calcext:value-type="float">
            <text:p>55200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0502.84797" calcext:value-type="float">
            <text:p>5460502.84797</text:p>
          </table:table-cell>
          <table:table-cell table:formula="of:=[.B34]-[.B35]" office:value-type="float" office:value="59497.1520300005" calcext:value-type="float">
            <text:p>59497.152030000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number-columns-repeated="16"/>
        </table:table-row>
      </table:table>
      <table:table table:name="Sheet6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ercent off</text:p>
          </table:table-cell>
          <table:table-cell table:style-name="Default" office:value-type="string" calcext:value-type="string">
            <text:p>lbm of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formula="of:=([Sheet6.C2]-[Sheet6.B2])/[Sheet6.B2]" office:value-type="percentage" office:value="0.0000000562928755997981" calcext:value-type="percentage">
            <text:p>0.00001%</text:p>
          </table:table-cell>
          <table:table-cell table:formula="of:=[.B2]-[.C2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formula="of:=([Sheet6.C3]-[Sheet6.B3])/[Sheet6.B3]" office:value-type="percentage" office:value="0.0000000567950534627202" calcext:value-type="percentage">
            <text:p>0.00001%</text:p>
          </table:table-cell>
          <table:table-cell table:formula="of:=[.B3]-[.C3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formula="of:=([Sheet6.C4]-[Sheet6.B4])/[Sheet6.B4]" office:value-type="percentage" office:value="0.0000000572520640354369" calcext:value-type="percentage">
            <text:p>0.00001%</text:p>
          </table:table-cell>
          <table:table-cell table:formula="of:=[.B4]-[.C4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formula="of:=([Sheet6.C5]-[Sheet6.B5])/[Sheet6.B5]" office:value-type="percentage" office:value="0.0000000580485929430894" calcext:value-type="percentage">
            <text:p>0.00001%</text:p>
          </table:table-cell>
          <table:table-cell table:formula="of:=[.B5]-[.C5]" office:value-type="float" office:value="-0.375" calcext:value-type="float">
            <text:p>-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formula="of:=([Sheet6.C6]-[Sheet6.B6])/[Sheet6.B6]" office:value-type="percentage" office:value="0.0119993470715873" calcext:value-type="percentage">
            <text:p>1.19993%</text:p>
          </table:table-cell>
          <table:table-cell table:formula="of:=[.B6]-[.C6]" office:value-type="float" office:value="-76326.4199999999" calcext:value-type="float">
            <text:p>-76,326.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percentage-style style:name="N123">
      <number:number number:decimal-places="5" loext:min-decimal-places="5" number:min-integer-digits="1"/>
      <number:text>%</number:text>
    </number:percentage-style>
    <number:percentage-style style:name="N124">
      <number:number number:decimal-places="6" loext:min-decimal-places="6" number:min-integer-digits="1"/>
      <number:text>%</number:text>
    </number:percentage-style>
    <number:percentage-style style:name="N125">
      <number:number number:decimal-places="7" loext:min-decimal-places="7" number:min-integer-digits="1"/>
      <number:text>%</number:text>
    </number:percentage-style>
    <number:percentage-style style:name="N126">
      <number:number number:decimal-places="8" loext:min-decimal-places="8" number:min-integer-digits="1"/>
      <number:text>%</number:text>
    </number:percentage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 number:grouping="true"/>
    </number:number-style>
    <number:number-style style:name="N131">
      <number:number number:decimal-places="4" loext:min-decimal-places="4" number:min-integer-digits="1" number:grouping="true"/>
    </number:number-style>
    <number:number-style style:name="N132">
      <number:number number:decimal-places="5" loext:min-decimal-places="5" number:min-integer-digits="1" number:grouping="true"/>
    </number:number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7" loext:min-decimal-places="7" number:min-integer-digits="1" number:grouping="true"/>
    </number:number-style>
    <number:number-style style:name="N135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09:25.083559578</meta:creation-date>
    <dc:date>2017-04-23T00:35:24.635058273</dc:date>
    <meta:editing-duration>PT17H32M36S</meta:editing-duration>
    <meta:editing-cycles>2</meta:editing-cycles>
    <meta:generator>LibreOffice/5.1.6.2$Linux_X86_64 LibreOffice_project/10m0$Build-2</meta:generator>
    <meta:document-statistic meta:table-count="6" meta:cell-count="1142" meta:object-count="0"/>
  </office:meta>
</office:document-meta>
</file>